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0.4069in" style:use-optimal-column-width="false"/>
    </style:style>
    <style:style style:name="TableColumn4" style:family="table-column">
      <style:table-column-properties style:column-width="0.4069in" style:use-optimal-column-width="false"/>
    </style:style>
    <style:style style:name="TableColumn5" style:family="table-column">
      <style:table-column-properties style:column-width="0.4069in" style:use-optimal-column-width="false"/>
    </style:style>
    <style:style style:name="TableColumn6" style:family="table-column">
      <style:table-column-properties style:column-width="0.4069in" style:use-optimal-column-width="false"/>
    </style:style>
    <style:style style:name="TableColumn7" style:family="table-column">
      <style:table-column-properties style:column-width="0.4069in" style:use-optimal-column-width="false"/>
    </style:style>
    <style:style style:name="TableColumn8" style:family="table-column">
      <style:table-column-properties style:column-width="0.4069in" style:use-optimal-column-width="false"/>
    </style:style>
    <style:style style:name="TableColumn9" style:family="table-column">
      <style:table-column-properties style:column-width="0.4069in" style:use-optimal-column-width="false"/>
    </style:style>
    <style:style style:name="TableColumn10" style:family="table-column">
      <style:table-column-properties style:column-width="0.4076in" style:use-optimal-column-width="false"/>
    </style:style>
    <style:style style:name="TableColumn11" style:family="table-column">
      <style:table-column-properties style:column-width="0.4076in" style:use-optimal-column-width="false"/>
    </style:style>
    <style:style style:name="TableColumn12" style:family="table-column">
      <style:table-column-properties style:column-width="0.4076in" style:use-optimal-column-width="false"/>
    </style:style>
    <style:style style:name="TableColumn13" style:family="table-column">
      <style:table-column-properties style:column-width="0.4076in" style:use-optimal-column-width="false"/>
    </style:style>
    <style:style style:name="TableColumn14" style:family="table-column">
      <style:table-column-properties style:column-width="0.4076in" style:use-optimal-column-width="false"/>
    </style:style>
    <style:style style:name="TableColumn15" style:family="table-column">
      <style:table-column-properties style:column-width="0.4076in" style:use-optimal-column-width="false"/>
    </style:style>
    <style:style style:name="TableColumn16" style:family="table-column">
      <style:table-column-properties style:column-width="0.4076in" style:use-optimal-column-width="false"/>
    </style:style>
    <style:style style:name="TableColumn17" style:family="table-column">
      <style:table-column-properties style:column-width="0.4076in" style:use-optimal-column-width="false"/>
    </style:style>
    <style:style style:name="TableColumn18" style:family="table-column">
      <style:table-column-properties style:column-width="0.4076in" style:use-optimal-column-width="false"/>
    </style:style>
    <style:style style:name="TableColumn19" style:family="table-column">
      <style:table-column-properties style:column-width="0.4076in" style:use-optimal-column-width="false"/>
    </style:style>
    <style:style style:name="Table2" style:family="table">
      <style:table-properties style:width="6.925in" fo:margin-left="-0.009in" table:align="left"/>
    </style:style>
    <style:style style:name="TableRow20" style:family="table-row">
      <style:table-row-properties style:use-optimal-row-height="false" fo:keep-together="always"/>
    </style:style>
    <style:style style:name="TableCell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 fo:keep-together="always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TableColumn51" style:family="table-column">
      <style:table-column-properties style:column-width="0.4069in" style:use-optimal-column-width="false"/>
    </style:style>
    <style:style style:name="TableColumn52" style:family="table-column">
      <style:table-column-properties style:column-width="0.4069in" style:use-optimal-column-width="false"/>
    </style:style>
    <style:style style:name="TableColumn53" style:family="table-column">
      <style:table-column-properties style:column-width="0.4069in" style:use-optimal-column-width="false"/>
    </style:style>
    <style:style style:name="TableColumn54" style:family="table-column">
      <style:table-column-properties style:column-width="0.4069in" style:use-optimal-column-width="false"/>
    </style:style>
    <style:style style:name="TableColumn55" style:family="table-column">
      <style:table-column-properties style:column-width="0.4069in" style:use-optimal-column-width="false"/>
    </style:style>
    <style:style style:name="TableColumn56" style:family="table-column">
      <style:table-column-properties style:column-width="0.4069in" style:use-optimal-column-width="false"/>
    </style:style>
    <style:style style:name="TableColumn57" style:family="table-column">
      <style:table-column-properties style:column-width="0.4069in" style:use-optimal-column-width="false"/>
    </style:style>
    <style:style style:name="TableColumn58" style:family="table-column">
      <style:table-column-properties style:column-width="0.4076in" style:use-optimal-column-width="false"/>
    </style:style>
    <style:style style:name="TableColumn59" style:family="table-column">
      <style:table-column-properties style:column-width="0.4076in" style:use-optimal-column-width="false"/>
    </style:style>
    <style:style style:name="TableColumn60" style:family="table-column">
      <style:table-column-properties style:column-width="0.4076in" style:use-optimal-column-width="false"/>
    </style:style>
    <style:style style:name="TableColumn61" style:family="table-column">
      <style:table-column-properties style:column-width="0.4076in" style:use-optimal-column-width="false"/>
    </style:style>
    <style:style style:name="TableColumn62" style:family="table-column">
      <style:table-column-properties style:column-width="0.4076in" style:use-optimal-column-width="false"/>
    </style:style>
    <style:style style:name="TableColumn63" style:family="table-column">
      <style:table-column-properties style:column-width="0.4076in" style:use-optimal-column-width="false"/>
    </style:style>
    <style:style style:name="TableColumn64" style:family="table-column">
      <style:table-column-properties style:column-width="0.4076in" style:use-optimal-column-width="false"/>
    </style:style>
    <style:style style:name="TableColumn65" style:family="table-column">
      <style:table-column-properties style:column-width="0.4076in" style:use-optimal-column-width="false"/>
    </style:style>
    <style:style style:name="TableColumn66" style:family="table-column">
      <style:table-column-properties style:column-width="0.4076in" style:use-optimal-column-width="false"/>
    </style:style>
    <style:style style:name="TableColumn67" style:family="table-column">
      <style:table-column-properties style:column-width="0.4076in" style:use-optimal-column-width="false"/>
    </style:style>
    <style:style style:name="Table50" style:family="table">
      <style:table-properties style:width="6.925in" fo:margin-left="-0.009in" table:align="left"/>
    </style:style>
    <style:style style:name="TableRow68" style:family="table-row">
      <style:table-row-properties style:use-optimal-row-height="false" fo:keep-together="always"/>
    </style:style>
    <style:style style:name="TableCell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 fo:keep-together="always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extbody" style:family="paragraph"/>
    <style:style style:name="P93" style:parent-style-name="Textbody" style:family="paragraph"/>
    <style:style style:name="P94" style:parent-style-name="Textbody" style:family="paragraph"/>
    <style:style style:name="P95" style:parent-style-name="Textbody" style:family="paragraph"/>
    <style:style style:name="P96" style:parent-style-name="Textbody" style:family="paragraph"/>
    <style:style style:name="P97" style:parent-style-name="Textbody" style:family="paragraph"/>
    <style:style style:name="P98" style:parent-style-name="Textbody" style:family="paragraph"/>
    <style:style style:name="TableColumn100" style:family="table-column">
      <style:table-column-properties style:column-width="0.4069in" style:use-optimal-column-width="false"/>
    </style:style>
    <style:style style:name="TableColumn101" style:family="table-column">
      <style:table-column-properties style:column-width="0.4069in" style:use-optimal-column-width="false"/>
    </style:style>
    <style:style style:name="TableColumn102" style:family="table-column">
      <style:table-column-properties style:column-width="0.4069in" style:use-optimal-column-width="false"/>
    </style:style>
    <style:style style:name="TableColumn103" style:family="table-column">
      <style:table-column-properties style:column-width="0.4069in" style:use-optimal-column-width="false"/>
    </style:style>
    <style:style style:name="TableColumn104" style:family="table-column">
      <style:table-column-properties style:column-width="0.4069in" style:use-optimal-column-width="false"/>
    </style:style>
    <style:style style:name="TableColumn105" style:family="table-column">
      <style:table-column-properties style:column-width="0.4069in" style:use-optimal-column-width="false"/>
    </style:style>
    <style:style style:name="TableColumn106" style:family="table-column">
      <style:table-column-properties style:column-width="0.4069in" style:use-optimal-column-width="false"/>
    </style:style>
    <style:style style:name="TableColumn107" style:family="table-column">
      <style:table-column-properties style:column-width="0.4076in" style:use-optimal-column-width="false"/>
    </style:style>
    <style:style style:name="TableColumn108" style:family="table-column">
      <style:table-column-properties style:column-width="0.4076in" style:use-optimal-column-width="false"/>
    </style:style>
    <style:style style:name="TableColumn109" style:family="table-column">
      <style:table-column-properties style:column-width="0.4076in" style:use-optimal-column-width="false"/>
    </style:style>
    <style:style style:name="TableColumn110" style:family="table-column">
      <style:table-column-properties style:column-width="0.4076in" style:use-optimal-column-width="false"/>
    </style:style>
    <style:style style:name="TableColumn111" style:family="table-column">
      <style:table-column-properties style:column-width="0.4076in" style:use-optimal-column-width="false"/>
    </style:style>
    <style:style style:name="TableColumn112" style:family="table-column">
      <style:table-column-properties style:column-width="0.4076in" style:use-optimal-column-width="false"/>
    </style:style>
    <style:style style:name="TableColumn113" style:family="table-column">
      <style:table-column-properties style:column-width="0.4076in" style:use-optimal-column-width="false"/>
    </style:style>
    <style:style style:name="TableColumn114" style:family="table-column">
      <style:table-column-properties style:column-width="0.4076in" style:use-optimal-column-width="false"/>
    </style:style>
    <style:style style:name="TableColumn115" style:family="table-column">
      <style:table-column-properties style:column-width="0.4076in" style:use-optimal-column-width="false"/>
    </style:style>
    <style:style style:name="TableColumn116" style:family="table-column">
      <style:table-column-properties style:column-width="0.4076in" style:use-optimal-column-width="false"/>
    </style:style>
    <style:style style:name="Table99" style:family="table">
      <style:table-properties style:width="6.925in" fo:margin-left="-0.009in" table:align="left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 fo:keep-together="always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 fo:keep-together="always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4" style:family="table-column">
      <style:table-column-properties style:column-width="0.4069in" style:use-optimal-column-width="false"/>
    </style:style>
    <style:style style:name="TableColumn175" style:family="table-column">
      <style:table-column-properties style:column-width="0.4069in" style:use-optimal-column-width="false"/>
    </style:style>
    <style:style style:name="TableColumn176" style:family="table-column">
      <style:table-column-properties style:column-width="0.4069in" style:use-optimal-column-width="false"/>
    </style:style>
    <style:style style:name="TableColumn177" style:family="table-column">
      <style:table-column-properties style:column-width="0.4069in" style:use-optimal-column-width="false"/>
    </style:style>
    <style:style style:name="TableColumn178" style:family="table-column">
      <style:table-column-properties style:column-width="0.4069in" style:use-optimal-column-width="false"/>
    </style:style>
    <style:style style:name="TableColumn179" style:family="table-column">
      <style:table-column-properties style:column-width="0.4069in" style:use-optimal-column-width="false"/>
    </style:style>
    <style:style style:name="TableColumn180" style:family="table-column">
      <style:table-column-properties style:column-width="0.4069in" style:use-optimal-column-width="false"/>
    </style:style>
    <style:style style:name="TableColumn181" style:family="table-column">
      <style:table-column-properties style:column-width="0.4076in" style:use-optimal-column-width="false"/>
    </style:style>
    <style:style style:name="TableColumn182" style:family="table-column">
      <style:table-column-properties style:column-width="0.4076in" style:use-optimal-column-width="false"/>
    </style:style>
    <style:style style:name="TableColumn183" style:family="table-column">
      <style:table-column-properties style:column-width="0.4076in" style:use-optimal-column-width="false"/>
    </style:style>
    <style:style style:name="TableColumn184" style:family="table-column">
      <style:table-column-properties style:column-width="0.4076in" style:use-optimal-column-width="false"/>
    </style:style>
    <style:style style:name="TableColumn185" style:family="table-column">
      <style:table-column-properties style:column-width="0.4076in" style:use-optimal-column-width="false"/>
    </style:style>
    <style:style style:name="TableColumn186" style:family="table-column">
      <style:table-column-properties style:column-width="0.4076in" style:use-optimal-column-width="false"/>
    </style:style>
    <style:style style:name="TableColumn187" style:family="table-column">
      <style:table-column-properties style:column-width="0.4076in" style:use-optimal-column-width="false"/>
    </style:style>
    <style:style style:name="TableColumn188" style:family="table-column">
      <style:table-column-properties style:column-width="0.4076in" style:use-optimal-column-width="false"/>
    </style:style>
    <style:style style:name="TableColumn189" style:family="table-column">
      <style:table-column-properties style:column-width="0.4076in" style:use-optimal-column-width="false"/>
    </style:style>
    <style:style style:name="TableColumn190" style:family="table-column">
      <style:table-column-properties style:column-width="0.4076in" style:use-optimal-column-width="false"/>
    </style:style>
    <style:style style:name="Table173" style:family="table">
      <style:table-properties style:width="6.925in" fo:margin-left="-0.009in" table:align="left"/>
    </style:style>
    <style:style style:name="TableRow191" style:family="table-row">
      <style:table-row-properties style:use-optimal-row-height="false" fo:keep-together="always"/>
    </style:style>
    <style:style style:name="TableCell1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 fo:keep-together="always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use-optimal-row-height="false" fo:keep-together="always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2" style:family="table-row">
      <style:table-row-properties style:use-optimal-row-height="false" fo:keep-together="always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9" style:family="table-column">
      <style:table-column-properties style:column-width="0.4069in" style:use-optimal-column-width="false"/>
    </style:style>
    <style:style style:name="TableColumn230" style:family="table-column">
      <style:table-column-properties style:column-width="0.4069in" style:use-optimal-column-width="false"/>
    </style:style>
    <style:style style:name="TableColumn231" style:family="table-column">
      <style:table-column-properties style:column-width="0.4069in" style:use-optimal-column-width="false"/>
    </style:style>
    <style:style style:name="TableColumn232" style:family="table-column">
      <style:table-column-properties style:column-width="0.4069in" style:use-optimal-column-width="false"/>
    </style:style>
    <style:style style:name="TableColumn233" style:family="table-column">
      <style:table-column-properties style:column-width="0.4069in" style:use-optimal-column-width="false"/>
    </style:style>
    <style:style style:name="TableColumn234" style:family="table-column">
      <style:table-column-properties style:column-width="0.4069in" style:use-optimal-column-width="false"/>
    </style:style>
    <style:style style:name="TableColumn235" style:family="table-column">
      <style:table-column-properties style:column-width="0.4069in" style:use-optimal-column-width="false"/>
    </style:style>
    <style:style style:name="TableColumn236" style:family="table-column">
      <style:table-column-properties style:column-width="0.4076in" style:use-optimal-column-width="false"/>
    </style:style>
    <style:style style:name="TableColumn237" style:family="table-column">
      <style:table-column-properties style:column-width="0.4076in" style:use-optimal-column-width="false"/>
    </style:style>
    <style:style style:name="TableColumn238" style:family="table-column">
      <style:table-column-properties style:column-width="0.4076in" style:use-optimal-column-width="false"/>
    </style:style>
    <style:style style:name="TableColumn239" style:family="table-column">
      <style:table-column-properties style:column-width="0.4076in" style:use-optimal-column-width="false"/>
    </style:style>
    <style:style style:name="TableColumn240" style:family="table-column">
      <style:table-column-properties style:column-width="0.4076in" style:use-optimal-column-width="false"/>
    </style:style>
    <style:style style:name="TableColumn241" style:family="table-column">
      <style:table-column-properties style:column-width="0.4076in" style:use-optimal-column-width="false"/>
    </style:style>
    <style:style style:name="TableColumn242" style:family="table-column">
      <style:table-column-properties style:column-width="0.4076in" style:use-optimal-column-width="false"/>
    </style:style>
    <style:style style:name="TableColumn243" style:family="table-column">
      <style:table-column-properties style:column-width="0.4076in" style:use-optimal-column-width="false"/>
    </style:style>
    <style:style style:name="TableColumn244" style:family="table-column">
      <style:table-column-properties style:column-width="0.4076in" style:use-optimal-column-width="false"/>
    </style:style>
    <style:style style:name="TableColumn245" style:family="table-column">
      <style:table-column-properties style:column-width="0.4076in" style:use-optimal-column-width="false"/>
    </style:style>
    <style:style style:name="Table228" style:family="table">
      <style:table-properties style:width="6.925in" fo:margin-left="-0.009in" table:align="left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1" style:family="table-column">
      <style:table-column-properties style:column-width="0.4069in" style:use-optimal-column-width="false"/>
    </style:style>
    <style:style style:name="TableColumn272" style:family="table-column">
      <style:table-column-properties style:column-width="0.4069in" style:use-optimal-column-width="false"/>
    </style:style>
    <style:style style:name="TableColumn273" style:family="table-column">
      <style:table-column-properties style:column-width="0.4069in" style:use-optimal-column-width="false"/>
    </style:style>
    <style:style style:name="TableColumn274" style:family="table-column">
      <style:table-column-properties style:column-width="0.4069in" style:use-optimal-column-width="false"/>
    </style:style>
    <style:style style:name="TableColumn275" style:family="table-column">
      <style:table-column-properties style:column-width="0.4069in" style:use-optimal-column-width="false"/>
    </style:style>
    <style:style style:name="TableColumn276" style:family="table-column">
      <style:table-column-properties style:column-width="0.4069in" style:use-optimal-column-width="false"/>
    </style:style>
    <style:style style:name="TableColumn277" style:family="table-column">
      <style:table-column-properties style:column-width="0.4069in" style:use-optimal-column-width="false"/>
    </style:style>
    <style:style style:name="TableColumn278" style:family="table-column">
      <style:table-column-properties style:column-width="0.4076in" style:use-optimal-column-width="false"/>
    </style:style>
    <style:style style:name="TableColumn279" style:family="table-column">
      <style:table-column-properties style:column-width="0.4076in" style:use-optimal-column-width="false"/>
    </style:style>
    <style:style style:name="TableColumn280" style:family="table-column">
      <style:table-column-properties style:column-width="0.4076in" style:use-optimal-column-width="false"/>
    </style:style>
    <style:style style:name="TableColumn281" style:family="table-column">
      <style:table-column-properties style:column-width="0.4076in" style:use-optimal-column-width="false"/>
    </style:style>
    <style:style style:name="TableColumn282" style:family="table-column">
      <style:table-column-properties style:column-width="0.4076in" style:use-optimal-column-width="false"/>
    </style:style>
    <style:style style:name="TableColumn283" style:family="table-column">
      <style:table-column-properties style:column-width="0.4076in" style:use-optimal-column-width="false"/>
    </style:style>
    <style:style style:name="TableColumn284" style:family="table-column">
      <style:table-column-properties style:column-width="0.4076in" style:use-optimal-column-width="false"/>
    </style:style>
    <style:style style:name="TableColumn285" style:family="table-column">
      <style:table-column-properties style:column-width="0.4076in" style:use-optimal-column-width="false"/>
    </style:style>
    <style:style style:name="TableColumn286" style:family="table-column">
      <style:table-column-properties style:column-width="0.4076in" style:use-optimal-column-width="false"/>
    </style:style>
    <style:style style:name="TableColumn287" style:family="table-column">
      <style:table-column-properties style:column-width="0.4076in" style:use-optimal-column-width="false"/>
    </style:style>
    <style:style style:name="Table270" style:family="table">
      <style:table-properties style:width="6.925in" fo:margin-left="-0.009in" table:align="left"/>
    </style:style>
    <style:style style:name="TableRow288" style:family="table-row">
      <style:table-row-properties style:use-optimal-row-height="false" fo:keep-together="always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06" style:family="table-row">
      <style:table-row-properties style:use-optimal-row-height="false" fo:keep-together="always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19" style:family="table-column">
      <style:table-column-properties style:column-width="0.3972in"/>
    </style:style>
    <style:style style:name="TableColumn320" style:family="table-column">
      <style:table-column-properties style:column-width="0.4375in"/>
    </style:style>
    <style:style style:name="TableColumn321" style:family="table-column">
      <style:table-column-properties style:column-width="0.4375in"/>
    </style:style>
    <style:style style:name="TableColumn322" style:family="table-column">
      <style:table-column-properties style:column-width="0.3902in"/>
    </style:style>
    <style:style style:name="TableColumn323" style:family="table-column">
      <style:table-column-properties style:column-width="0.3902in"/>
    </style:style>
    <style:style style:name="TableColumn324" style:family="table-column">
      <style:table-column-properties style:column-width="0.4097in"/>
    </style:style>
    <style:style style:name="TableColumn325" style:family="table-column">
      <style:table-column-properties style:column-width="0.4555in"/>
    </style:style>
    <style:style style:name="TableColumn326" style:family="table-column">
      <style:table-column-properties style:column-width="0.4743in"/>
    </style:style>
    <style:style style:name="TableColumn327" style:family="table-column">
      <style:table-column-properties style:column-width="0.3902in"/>
    </style:style>
    <style:style style:name="TableColumn328" style:family="table-column">
      <style:table-column-properties style:column-width="0.3902in"/>
    </style:style>
    <style:style style:name="TableColumn329" style:family="table-column">
      <style:table-column-properties style:column-width="0.3902in"/>
    </style:style>
    <style:style style:name="TableColumn330" style:family="table-column">
      <style:table-column-properties style:column-width="0.3937in"/>
    </style:style>
    <style:style style:name="TableColumn331" style:family="table-column">
      <style:table-column-properties style:column-width="0.3923in"/>
    </style:style>
    <style:style style:name="TableColumn332" style:family="table-column">
      <style:table-column-properties style:column-width="0.3923in"/>
    </style:style>
    <style:style style:name="TableColumn333" style:family="table-column">
      <style:table-column-properties style:column-width="0.3937in"/>
    </style:style>
    <style:style style:name="TableColumn334" style:family="table-column">
      <style:table-column-properties style:column-width="0.3916in"/>
    </style:style>
    <style:style style:name="TableColumn335" style:family="table-column">
      <style:table-column-properties style:column-width="0.3909in"/>
    </style:style>
    <style:style style:name="Table318" style:family="table">
      <style:table-properties style:width="6.918in" fo:margin-left="0in" table:align="lef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82" style:family="table-column">
      <style:table-column-properties style:column-width="0.4069in" style:use-optimal-column-width="false"/>
    </style:style>
    <style:style style:name="TableColumn383" style:family="table-column">
      <style:table-column-properties style:column-width="0.4069in" style:use-optimal-column-width="false"/>
    </style:style>
    <style:style style:name="TableColumn384" style:family="table-column">
      <style:table-column-properties style:column-width="0.4069in" style:use-optimal-column-width="false"/>
    </style:style>
    <style:style style:name="TableColumn385" style:family="table-column">
      <style:table-column-properties style:column-width="0.4069in" style:use-optimal-column-width="false"/>
    </style:style>
    <style:style style:name="TableColumn386" style:family="table-column">
      <style:table-column-properties style:column-width="0.4069in" style:use-optimal-column-width="false"/>
    </style:style>
    <style:style style:name="TableColumn387" style:family="table-column">
      <style:table-column-properties style:column-width="0.4069in" style:use-optimal-column-width="false"/>
    </style:style>
    <style:style style:name="TableColumn388" style:family="table-column">
      <style:table-column-properties style:column-width="0.4069in" style:use-optimal-column-width="false"/>
    </style:style>
    <style:style style:name="TableColumn389" style:family="table-column">
      <style:table-column-properties style:column-width="0.4076in" style:use-optimal-column-width="false"/>
    </style:style>
    <style:style style:name="TableColumn390" style:family="table-column">
      <style:table-column-properties style:column-width="0.4076in" style:use-optimal-column-width="false"/>
    </style:style>
    <style:style style:name="TableColumn391" style:family="table-column">
      <style:table-column-properties style:column-width="0.4076in" style:use-optimal-column-width="false"/>
    </style:style>
    <style:style style:name="TableColumn392" style:family="table-column">
      <style:table-column-properties style:column-width="0.4076in" style:use-optimal-column-width="false"/>
    </style:style>
    <style:style style:name="TableColumn393" style:family="table-column">
      <style:table-column-properties style:column-width="0.4076in" style:use-optimal-column-width="false"/>
    </style:style>
    <style:style style:name="TableColumn394" style:family="table-column">
      <style:table-column-properties style:column-width="0.4076in" style:use-optimal-column-width="false"/>
    </style:style>
    <style:style style:name="TableColumn395" style:family="table-column">
      <style:table-column-properties style:column-width="0.4076in" style:use-optimal-column-width="false"/>
    </style:style>
    <style:style style:name="TableColumn396" style:family="table-column">
      <style:table-column-properties style:column-width="0.4076in" style:use-optimal-column-width="false"/>
    </style:style>
    <style:style style:name="TableColumn397" style:family="table-column">
      <style:table-column-properties style:column-width="0.4076in" style:use-optimal-column-width="false"/>
    </style:style>
    <style:style style:name="TableColumn398" style:family="table-column">
      <style:table-column-properties style:column-width="0.4076in" style:use-optimal-column-width="false"/>
    </style:style>
    <style:style style:name="Table381" style:family="table">
      <style:table-properties style:width="6.925in" fo:margin-left="-0.009in" table:align="left"/>
    </style:style>
    <style:style style:name="TableRow399" style:family="table-row">
      <style:table-row-properties style:use-optimal-row-height="false" fo:keep-together="always"/>
    </style:style>
    <style:style style:name="TableCell4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 fo:keep-together="always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24" style:family="table-column">
      <style:table-column-properties style:column-width="0.4069in" style:use-optimal-column-width="false"/>
    </style:style>
    <style:style style:name="TableColumn425" style:family="table-column">
      <style:table-column-properties style:column-width="0.4069in" style:use-optimal-column-width="false"/>
    </style:style>
    <style:style style:name="TableColumn426" style:family="table-column">
      <style:table-column-properties style:column-width="0.4069in" style:use-optimal-column-width="false"/>
    </style:style>
    <style:style style:name="TableColumn427" style:family="table-column">
      <style:table-column-properties style:column-width="0.4069in" style:use-optimal-column-width="false"/>
    </style:style>
    <style:style style:name="TableColumn428" style:family="table-column">
      <style:table-column-properties style:column-width="0.4069in" style:use-optimal-column-width="false"/>
    </style:style>
    <style:style style:name="TableColumn429" style:family="table-column">
      <style:table-column-properties style:column-width="0.4069in" style:use-optimal-column-width="false"/>
    </style:style>
    <style:style style:name="TableColumn430" style:family="table-column">
      <style:table-column-properties style:column-width="0.4069in" style:use-optimal-column-width="false"/>
    </style:style>
    <style:style style:name="TableColumn431" style:family="table-column">
      <style:table-column-properties style:column-width="0.4076in" style:use-optimal-column-width="false"/>
    </style:style>
    <style:style style:name="TableColumn432" style:family="table-column">
      <style:table-column-properties style:column-width="0.4076in" style:use-optimal-column-width="false"/>
    </style:style>
    <style:style style:name="TableColumn433" style:family="table-column">
      <style:table-column-properties style:column-width="0.4076in" style:use-optimal-column-width="false"/>
    </style:style>
    <style:style style:name="TableColumn434" style:family="table-column">
      <style:table-column-properties style:column-width="0.4076in" style:use-optimal-column-width="false"/>
    </style:style>
    <style:style style:name="TableColumn435" style:family="table-column">
      <style:table-column-properties style:column-width="0.4076in" style:use-optimal-column-width="false"/>
    </style:style>
    <style:style style:name="TableColumn436" style:family="table-column">
      <style:table-column-properties style:column-width="0.4076in" style:use-optimal-column-width="false"/>
    </style:style>
    <style:style style:name="TableColumn437" style:family="table-column">
      <style:table-column-properties style:column-width="0.4076in" style:use-optimal-column-width="false"/>
    </style:style>
    <style:style style:name="TableColumn438" style:family="table-column">
      <style:table-column-properties style:column-width="0.4076in" style:use-optimal-column-width="false"/>
    </style:style>
    <style:style style:name="TableColumn439" style:family="table-column">
      <style:table-column-properties style:column-width="0.4076in" style:use-optimal-column-width="false"/>
    </style:style>
    <style:style style:name="TableColumn440" style:family="table-column">
      <style:table-column-properties style:column-width="0.4076in" style:use-optimal-column-width="false"/>
    </style:style>
    <style:style style:name="Table423" style:family="table">
      <style:table-properties style:width="6.925in" fo:margin-left="-0.009in" table:align="left"/>
    </style:style>
    <style:style style:name="TableRow441" style:family="table-row">
      <style:table-row-properties style:use-optimal-row-height="false" fo:keep-together="always"/>
    </style:style>
    <style:style style:name="TableCell4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 fo:keep-together="always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72" style:family="table-column">
      <style:table-column-properties style:column-width="0.4069in" style:use-optimal-column-width="false"/>
    </style:style>
    <style:style style:name="TableColumn473" style:family="table-column">
      <style:table-column-properties style:column-width="0.4069in" style:use-optimal-column-width="false"/>
    </style:style>
    <style:style style:name="TableColumn474" style:family="table-column">
      <style:table-column-properties style:column-width="0.4069in" style:use-optimal-column-width="false"/>
    </style:style>
    <style:style style:name="TableColumn475" style:family="table-column">
      <style:table-column-properties style:column-width="0.4069in" style:use-optimal-column-width="false"/>
    </style:style>
    <style:style style:name="TableColumn476" style:family="table-column">
      <style:table-column-properties style:column-width="0.4069in" style:use-optimal-column-width="false"/>
    </style:style>
    <style:style style:name="TableColumn477" style:family="table-column">
      <style:table-column-properties style:column-width="0.4069in" style:use-optimal-column-width="false"/>
    </style:style>
    <style:style style:name="TableColumn478" style:family="table-column">
      <style:table-column-properties style:column-width="0.4069in" style:use-optimal-column-width="false"/>
    </style:style>
    <style:style style:name="TableColumn479" style:family="table-column">
      <style:table-column-properties style:column-width="0.4076in" style:use-optimal-column-width="false"/>
    </style:style>
    <style:style style:name="TableColumn480" style:family="table-column">
      <style:table-column-properties style:column-width="0.4076in" style:use-optimal-column-width="false"/>
    </style:style>
    <style:style style:name="TableColumn481" style:family="table-column">
      <style:table-column-properties style:column-width="0.4076in" style:use-optimal-column-width="false"/>
    </style:style>
    <style:style style:name="TableColumn482" style:family="table-column">
      <style:table-column-properties style:column-width="0.4076in" style:use-optimal-column-width="false"/>
    </style:style>
    <style:style style:name="TableColumn483" style:family="table-column">
      <style:table-column-properties style:column-width="0.4076in" style:use-optimal-column-width="false"/>
    </style:style>
    <style:style style:name="TableColumn484" style:family="table-column">
      <style:table-column-properties style:column-width="0.4076in" style:use-optimal-column-width="false"/>
    </style:style>
    <style:style style:name="TableColumn485" style:family="table-column">
      <style:table-column-properties style:column-width="0.4076in" style:use-optimal-column-width="false"/>
    </style:style>
    <style:style style:name="TableColumn486" style:family="table-column">
      <style:table-column-properties style:column-width="0.4076in" style:use-optimal-column-width="false"/>
    </style:style>
    <style:style style:name="TableColumn487" style:family="table-column">
      <style:table-column-properties style:column-width="0.4076in" style:use-optimal-column-width="false"/>
    </style:style>
    <style:style style:name="TableColumn488" style:family="table-column">
      <style:table-column-properties style:column-width="0.4076in" style:use-optimal-column-width="false"/>
    </style:style>
    <style:style style:name="Table471" style:family="table">
      <style:table-properties style:width="6.925in" fo:margin-left="-0.009in" table:align="left"/>
    </style:style>
    <style:style style:name="TableRow489" style:family="table-row">
      <style:table-row-properties style:use-optimal-row-height="false" fo:keep-together="always"/>
    </style:style>
    <style:style style:name="TableCell4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07" style:family="table-row">
      <style:table-row-properties style:use-optimal-row-height="false" fo:keep-together="always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13" style:family="table-row">
      <style:table-row-properties style:use-optimal-row-height="false" fo:keep-together="alway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20" style:family="table-column">
      <style:table-column-properties style:column-width="0.4069in" style:use-optimal-column-width="false"/>
    </style:style>
    <style:style style:name="TableColumn521" style:family="table-column">
      <style:table-column-properties style:column-width="0.4069in" style:use-optimal-column-width="false"/>
    </style:style>
    <style:style style:name="TableColumn522" style:family="table-column">
      <style:table-column-properties style:column-width="0.4069in" style:use-optimal-column-width="false"/>
    </style:style>
    <style:style style:name="TableColumn523" style:family="table-column">
      <style:table-column-properties style:column-width="0.4069in" style:use-optimal-column-width="false"/>
    </style:style>
    <style:style style:name="TableColumn524" style:family="table-column">
      <style:table-column-properties style:column-width="0.4069in" style:use-optimal-column-width="false"/>
    </style:style>
    <style:style style:name="TableColumn525" style:family="table-column">
      <style:table-column-properties style:column-width="0.4069in" style:use-optimal-column-width="false"/>
    </style:style>
    <style:style style:name="TableColumn526" style:family="table-column">
      <style:table-column-properties style:column-width="0.4069in" style:use-optimal-column-width="false"/>
    </style:style>
    <style:style style:name="TableColumn527" style:family="table-column">
      <style:table-column-properties style:column-width="0.4076in" style:use-optimal-column-width="false"/>
    </style:style>
    <style:style style:name="TableColumn528" style:family="table-column">
      <style:table-column-properties style:column-width="0.4076in" style:use-optimal-column-width="false"/>
    </style:style>
    <style:style style:name="TableColumn529" style:family="table-column">
      <style:table-column-properties style:column-width="0.4076in" style:use-optimal-column-width="false"/>
    </style:style>
    <style:style style:name="TableColumn530" style:family="table-column">
      <style:table-column-properties style:column-width="0.4076in" style:use-optimal-column-width="false"/>
    </style:style>
    <style:style style:name="TableColumn531" style:family="table-column">
      <style:table-column-properties style:column-width="0.4076in" style:use-optimal-column-width="false"/>
    </style:style>
    <style:style style:name="TableColumn532" style:family="table-column">
      <style:table-column-properties style:column-width="0.4076in" style:use-optimal-column-width="false"/>
    </style:style>
    <style:style style:name="TableColumn533" style:family="table-column">
      <style:table-column-properties style:column-width="0.4076in" style:use-optimal-column-width="false"/>
    </style:style>
    <style:style style:name="TableColumn534" style:family="table-column">
      <style:table-column-properties style:column-width="0.4076in" style:use-optimal-column-width="false"/>
    </style:style>
    <style:style style:name="TableColumn535" style:family="table-column">
      <style:table-column-properties style:column-width="0.4076in" style:use-optimal-column-width="false"/>
    </style:style>
    <style:style style:name="TableColumn536" style:family="table-column">
      <style:table-column-properties style:column-width="0.4076in" style:use-optimal-column-width="false"/>
    </style:style>
    <style:style style:name="Table519" style:family="table">
      <style:table-properties style:width="6.925in" fo:margin-left="-0.009in" table:align="left"/>
    </style:style>
    <style:style style:name="TableRow537" style:family="table-row">
      <style:table-row-properties style:use-optimal-row-height="false" fo:keep-together="always"/>
    </style:style>
    <style:style style:name="TableCell5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55" style:family="table-row">
      <style:table-row-properties style:use-optimal-row-height="false" fo:keep-together="always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62" style:family="table-column">
      <style:table-column-properties style:column-width="0.4069in" style:use-optimal-column-width="false"/>
    </style:style>
    <style:style style:name="TableColumn563" style:family="table-column">
      <style:table-column-properties style:column-width="0.4069in" style:use-optimal-column-width="false"/>
    </style:style>
    <style:style style:name="TableColumn564" style:family="table-column">
      <style:table-column-properties style:column-width="0.4069in" style:use-optimal-column-width="false"/>
    </style:style>
    <style:style style:name="TableColumn565" style:family="table-column">
      <style:table-column-properties style:column-width="0.4069in" style:use-optimal-column-width="false"/>
    </style:style>
    <style:style style:name="TableColumn566" style:family="table-column">
      <style:table-column-properties style:column-width="0.4069in" style:use-optimal-column-width="false"/>
    </style:style>
    <style:style style:name="TableColumn567" style:family="table-column">
      <style:table-column-properties style:column-width="0.4069in" style:use-optimal-column-width="false"/>
    </style:style>
    <style:style style:name="TableColumn568" style:family="table-column">
      <style:table-column-properties style:column-width="0.4069in" style:use-optimal-column-width="false"/>
    </style:style>
    <style:style style:name="TableColumn569" style:family="table-column">
      <style:table-column-properties style:column-width="0.4076in" style:use-optimal-column-width="false"/>
    </style:style>
    <style:style style:name="TableColumn570" style:family="table-column">
      <style:table-column-properties style:column-width="0.4076in" style:use-optimal-column-width="false"/>
    </style:style>
    <style:style style:name="TableColumn571" style:family="table-column">
      <style:table-column-properties style:column-width="0.4076in" style:use-optimal-column-width="false"/>
    </style:style>
    <style:style style:name="TableColumn572" style:family="table-column">
      <style:table-column-properties style:column-width="0.4076in" style:use-optimal-column-width="false"/>
    </style:style>
    <style:style style:name="TableColumn573" style:family="table-column">
      <style:table-column-properties style:column-width="0.4076in" style:use-optimal-column-width="false"/>
    </style:style>
    <style:style style:name="TableColumn574" style:family="table-column">
      <style:table-column-properties style:column-width="0.4076in" style:use-optimal-column-width="false"/>
    </style:style>
    <style:style style:name="TableColumn575" style:family="table-column">
      <style:table-column-properties style:column-width="0.4076in" style:use-optimal-column-width="false"/>
    </style:style>
    <style:style style:name="TableColumn576" style:family="table-column">
      <style:table-column-properties style:column-width="0.4076in" style:use-optimal-column-width="false"/>
    </style:style>
    <style:style style:name="TableColumn577" style:family="table-column">
      <style:table-column-properties style:column-width="0.4076in" style:use-optimal-column-width="false"/>
    </style:style>
    <style:style style:name="TableColumn578" style:family="table-column">
      <style:table-column-properties style:column-width="0.4076in" style:use-optimal-column-width="false"/>
    </style:style>
    <style:style style:name="Table561" style:family="table">
      <style:table-properties style:width="6.925in" fo:margin-left="-0.009in" table:align="left"/>
    </style:style>
    <style:style style:name="TableRow579" style:family="table-row">
      <style:table-row-properties style:use-optimal-row-height="false" fo:keep-together="always"/>
    </style:style>
    <style:style style:name="TableCell5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97" style:family="table-row">
      <style:table-row-properties style:use-optimal-row-height="false" fo:keep-together="always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05" style:family="table-column">
      <style:table-column-properties style:column-width="0.4069in" style:use-optimal-column-width="false"/>
    </style:style>
    <style:style style:name="TableColumn606" style:family="table-column">
      <style:table-column-properties style:column-width="0.4069in" style:use-optimal-column-width="false"/>
    </style:style>
    <style:style style:name="TableColumn607" style:family="table-column">
      <style:table-column-properties style:column-width="0.4069in" style:use-optimal-column-width="false"/>
    </style:style>
    <style:style style:name="TableColumn608" style:family="table-column">
      <style:table-column-properties style:column-width="0.4069in" style:use-optimal-column-width="false"/>
    </style:style>
    <style:style style:name="TableColumn609" style:family="table-column">
      <style:table-column-properties style:column-width="0.4069in" style:use-optimal-column-width="false"/>
    </style:style>
    <style:style style:name="TableColumn610" style:family="table-column">
      <style:table-column-properties style:column-width="0.4069in" style:use-optimal-column-width="false"/>
    </style:style>
    <style:style style:name="TableColumn611" style:family="table-column">
      <style:table-column-properties style:column-width="0.4069in" style:use-optimal-column-width="false"/>
    </style:style>
    <style:style style:name="TableColumn612" style:family="table-column">
      <style:table-column-properties style:column-width="0.4076in" style:use-optimal-column-width="false"/>
    </style:style>
    <style:style style:name="TableColumn613" style:family="table-column">
      <style:table-column-properties style:column-width="0.4076in" style:use-optimal-column-width="false"/>
    </style:style>
    <style:style style:name="TableColumn614" style:family="table-column">
      <style:table-column-properties style:column-width="0.4076in" style:use-optimal-column-width="false"/>
    </style:style>
    <style:style style:name="TableColumn615" style:family="table-column">
      <style:table-column-properties style:column-width="0.4979in" style:use-optimal-column-width="false"/>
    </style:style>
    <style:style style:name="TableColumn616" style:family="table-column">
      <style:table-column-properties style:column-width="0.5625in" style:use-optimal-column-width="false"/>
    </style:style>
    <style:style style:name="TableColumn617" style:family="table-column">
      <style:table-column-properties style:column-width="0.3125in" style:use-optimal-column-width="false"/>
    </style:style>
    <style:style style:name="TableColumn618" style:family="table-column">
      <style:table-column-properties style:column-width="0.3125in" style:use-optimal-column-width="false"/>
    </style:style>
    <style:style style:name="TableColumn619" style:family="table-column">
      <style:table-column-properties style:column-width="0.3527in" style:use-optimal-column-width="false"/>
    </style:style>
    <style:style style:name="TableColumn620" style:family="table-column">
      <style:table-column-properties style:column-width="0.4076in" style:use-optimal-column-width="false"/>
    </style:style>
    <style:style style:name="TableColumn621" style:family="table-column">
      <style:table-column-properties style:column-width="0.4076in" style:use-optimal-column-width="false"/>
    </style:style>
    <style:style style:name="Table604" style:family="table">
      <style:table-properties style:width="6.925in" fo:margin-left="-0.009in" table:align="left"/>
    </style:style>
    <style:style style:name="TableRow622" style:family="table-row">
      <style:table-row-properties style:use-optimal-row-height="false" fo:keep-together="always"/>
    </style:style>
    <style:style style:name="TableCell6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40" style:family="table-row">
      <style:table-row-properties style:use-optimal-row-height="false" fo:keep-together="always"/>
    </style:style>
    <style:style style:name="TableCell6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653" style:family="table-column">
      <style:table-column-properties style:column-width="0.4069in" style:use-optimal-column-width="false"/>
    </style:style>
    <style:style style:name="TableColumn654" style:family="table-column">
      <style:table-column-properties style:column-width="0.4069in" style:use-optimal-column-width="false"/>
    </style:style>
    <style:style style:name="TableColumn655" style:family="table-column">
      <style:table-column-properties style:column-width="0.4069in" style:use-optimal-column-width="false"/>
    </style:style>
    <style:style style:name="TableColumn656" style:family="table-column">
      <style:table-column-properties style:column-width="0.4069in" style:use-optimal-column-width="false"/>
    </style:style>
    <style:style style:name="TableColumn657" style:family="table-column">
      <style:table-column-properties style:column-width="0.4069in" style:use-optimal-column-width="false"/>
    </style:style>
    <style:style style:name="TableColumn658" style:family="table-column">
      <style:table-column-properties style:column-width="0.4069in" style:use-optimal-column-width="false"/>
    </style:style>
    <style:style style:name="TableColumn659" style:family="table-column">
      <style:table-column-properties style:column-width="0.4069in" style:use-optimal-column-width="false"/>
    </style:style>
    <style:style style:name="TableColumn660" style:family="table-column">
      <style:table-column-properties style:column-width="0.4076in" style:use-optimal-column-width="false"/>
    </style:style>
    <style:style style:name="TableColumn661" style:family="table-column">
      <style:table-column-properties style:column-width="0.4076in" style:use-optimal-column-width="false"/>
    </style:style>
    <style:style style:name="TableColumn662" style:family="table-column">
      <style:table-column-properties style:column-width="0.4076in" style:use-optimal-column-width="false"/>
    </style:style>
    <style:style style:name="TableColumn663" style:family="table-column">
      <style:table-column-properties style:column-width="0.4076in" style:use-optimal-column-width="false"/>
    </style:style>
    <style:style style:name="TableColumn664" style:family="table-column">
      <style:table-column-properties style:column-width="0.4076in" style:use-optimal-column-width="false"/>
    </style:style>
    <style:style style:name="TableColumn665" style:family="table-column">
      <style:table-column-properties style:column-width="0.4076in" style:use-optimal-column-width="false"/>
    </style:style>
    <style:style style:name="TableColumn666" style:family="table-column">
      <style:table-column-properties style:column-width="0.4076in" style:use-optimal-column-width="false"/>
    </style:style>
    <style:style style:name="TableColumn667" style:family="table-column">
      <style:table-column-properties style:column-width="0.4076in" style:use-optimal-column-width="false"/>
    </style:style>
    <style:style style:name="TableColumn668" style:family="table-column">
      <style:table-column-properties style:column-width="0.4076in" style:use-optimal-column-width="false"/>
    </style:style>
    <style:style style:name="TableColumn669" style:family="table-column">
      <style:table-column-properties style:column-width="0.4076in" style:use-optimal-column-width="false"/>
    </style:style>
    <style:style style:name="Table652" style:family="table">
      <style:table-properties style:width="6.925in" fo:margin-left="-0.009in" table:align="left"/>
    </style:style>
    <style:style style:name="TableRow670" style:family="table-row">
      <style:table-row-properties style:use-optimal-row-height="false" fo:keep-together="always"/>
    </style:style>
    <style:style style:name="TableCell6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688" style:family="table-row">
      <style:table-row-properties style:use-optimal-row-height="false" fo:keep-together="always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4" style:family="table-column">
      <style:table-column-properties style:column-width="0.4069in" style:use-optimal-column-width="false"/>
    </style:style>
    <style:style style:name="TableColumn705" style:family="table-column">
      <style:table-column-properties style:column-width="0.4069in" style:use-optimal-column-width="false"/>
    </style:style>
    <style:style style:name="TableColumn706" style:family="table-column">
      <style:table-column-properties style:column-width="0.4069in" style:use-optimal-column-width="false"/>
    </style:style>
    <style:style style:name="TableColumn707" style:family="table-column">
      <style:table-column-properties style:column-width="0.4069in" style:use-optimal-column-width="false"/>
    </style:style>
    <style:style style:name="TableColumn708" style:family="table-column">
      <style:table-column-properties style:column-width="0.4069in" style:use-optimal-column-width="false"/>
    </style:style>
    <style:style style:name="TableColumn709" style:family="table-column">
      <style:table-column-properties style:column-width="0.4069in" style:use-optimal-column-width="false"/>
    </style:style>
    <style:style style:name="TableColumn710" style:family="table-column">
      <style:table-column-properties style:column-width="0.4069in" style:use-optimal-column-width="false"/>
    </style:style>
    <style:style style:name="TableColumn711" style:family="table-column">
      <style:table-column-properties style:column-width="0.4076in" style:use-optimal-column-width="false"/>
    </style:style>
    <style:style style:name="TableColumn712" style:family="table-column">
      <style:table-column-properties style:column-width="0.4076in" style:use-optimal-column-width="false"/>
    </style:style>
    <style:style style:name="TableColumn713" style:family="table-column">
      <style:table-column-properties style:column-width="0.4076in" style:use-optimal-column-width="false"/>
    </style:style>
    <style:style style:name="TableColumn714" style:family="table-column">
      <style:table-column-properties style:column-width="0.4076in" style:use-optimal-column-width="false"/>
    </style:style>
    <style:style style:name="TableColumn715" style:family="table-column">
      <style:table-column-properties style:column-width="0.4076in" style:use-optimal-column-width="false"/>
    </style:style>
    <style:style style:name="TableColumn716" style:family="table-column">
      <style:table-column-properties style:column-width="0.4076in" style:use-optimal-column-width="false"/>
    </style:style>
    <style:style style:name="TableColumn717" style:family="table-column">
      <style:table-column-properties style:column-width="0.4076in" style:use-optimal-column-width="false"/>
    </style:style>
    <style:style style:name="TableColumn718" style:family="table-column">
      <style:table-column-properties style:column-width="0.4076in" style:use-optimal-column-width="false"/>
    </style:style>
    <style:style style:name="TableColumn719" style:family="table-column">
      <style:table-column-properties style:column-width="0.4076in" style:use-optimal-column-width="false"/>
    </style:style>
    <style:style style:name="TableColumn720" style:family="table-column">
      <style:table-column-properties style:column-width="0.4076in" style:use-optimal-column-width="false"/>
    </style:style>
    <style:style style:name="Table703" style:family="table">
      <style:table-properties style:width="6.925in" fo:margin-left="-0.009in" table:align="left"/>
    </style:style>
    <style:style style:name="TableRow721" style:family="table-row">
      <style:table-row-properties style:use-optimal-row-height="false" fo:keep-together="always"/>
    </style:style>
    <style:style style:name="TableCell7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39" style:family="table-row">
      <style:table-row-properties style:use-optimal-row-height="false" fo:keep-together="always"/>
    </style:style>
    <style:style style:name="TableCell7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55" style:family="table-column">
      <style:table-column-properties style:column-width="0.4069in" style:use-optimal-column-width="false"/>
    </style:style>
    <style:style style:name="TableColumn756" style:family="table-column">
      <style:table-column-properties style:column-width="0.4069in" style:use-optimal-column-width="false"/>
    </style:style>
    <style:style style:name="TableColumn757" style:family="table-column">
      <style:table-column-properties style:column-width="0.4069in" style:use-optimal-column-width="false"/>
    </style:style>
    <style:style style:name="TableColumn758" style:family="table-column">
      <style:table-column-properties style:column-width="0.4069in" style:use-optimal-column-width="false"/>
    </style:style>
    <style:style style:name="TableColumn759" style:family="table-column">
      <style:table-column-properties style:column-width="0.4069in" style:use-optimal-column-width="false"/>
    </style:style>
    <style:style style:name="TableColumn760" style:family="table-column">
      <style:table-column-properties style:column-width="0.4069in" style:use-optimal-column-width="false"/>
    </style:style>
    <style:style style:name="TableColumn761" style:family="table-column">
      <style:table-column-properties style:column-width="0.4069in" style:use-optimal-column-width="false"/>
    </style:style>
    <style:style style:name="TableColumn762" style:family="table-column">
      <style:table-column-properties style:column-width="0.4076in" style:use-optimal-column-width="false"/>
    </style:style>
    <style:style style:name="TableColumn763" style:family="table-column">
      <style:table-column-properties style:column-width="0.4076in" style:use-optimal-column-width="false"/>
    </style:style>
    <style:style style:name="TableColumn764" style:family="table-column">
      <style:table-column-properties style:column-width="0.4076in" style:use-optimal-column-width="false"/>
    </style:style>
    <style:style style:name="TableColumn765" style:family="table-column">
      <style:table-column-properties style:column-width="0.4076in" style:use-optimal-column-width="false"/>
    </style:style>
    <style:style style:name="TableColumn766" style:family="table-column">
      <style:table-column-properties style:column-width="0.4076in" style:use-optimal-column-width="false"/>
    </style:style>
    <style:style style:name="TableColumn767" style:family="table-column">
      <style:table-column-properties style:column-width="0.4076in" style:use-optimal-column-width="false"/>
    </style:style>
    <style:style style:name="TableColumn768" style:family="table-column">
      <style:table-column-properties style:column-width="0.4076in" style:use-optimal-column-width="false"/>
    </style:style>
    <style:style style:name="TableColumn769" style:family="table-column">
      <style:table-column-properties style:column-width="0.4076in" style:use-optimal-column-width="false"/>
    </style:style>
    <style:style style:name="TableColumn770" style:family="table-column">
      <style:table-column-properties style:column-width="0.4076in" style:use-optimal-column-width="false"/>
    </style:style>
    <style:style style:name="TableColumn771" style:family="table-column">
      <style:table-column-properties style:column-width="0.4076in" style:use-optimal-column-width="false"/>
    </style:style>
    <style:style style:name="Table754" style:family="table">
      <style:table-properties style:width="6.925in" fo:margin-left="-0.009in" table:align="left"/>
    </style:style>
    <style:style style:name="TableRow772" style:family="table-row">
      <style:table-row-properties style:use-optimal-row-height="false" fo:keep-together="always"/>
    </style:style>
    <style:style style:name="TableCell7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790" style:family="table-row">
      <style:table-row-properties style:use-optimal-row-height="false" fo:keep-together="alway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6" style:family="table-row">
      <style:table-row-properties style:use-optimal-row-height="false" fo:keep-together="always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01" style:family="table-column">
      <style:table-column-properties style:column-width="0.4069in" style:use-optimal-column-width="false"/>
    </style:style>
    <style:style style:name="TableColumn802" style:family="table-column">
      <style:table-column-properties style:column-width="0.4069in" style:use-optimal-column-width="false"/>
    </style:style>
    <style:style style:name="TableColumn803" style:family="table-column">
      <style:table-column-properties style:column-width="0.4069in" style:use-optimal-column-width="false"/>
    </style:style>
    <style:style style:name="TableColumn804" style:family="table-column">
      <style:table-column-properties style:column-width="0.4069in" style:use-optimal-column-width="false"/>
    </style:style>
    <style:style style:name="TableColumn805" style:family="table-column">
      <style:table-column-properties style:column-width="0.4069in" style:use-optimal-column-width="false"/>
    </style:style>
    <style:style style:name="TableColumn806" style:family="table-column">
      <style:table-column-properties style:column-width="0.4069in" style:use-optimal-column-width="false"/>
    </style:style>
    <style:style style:name="TableColumn807" style:family="table-column">
      <style:table-column-properties style:column-width="0.4069in" style:use-optimal-column-width="false"/>
    </style:style>
    <style:style style:name="TableColumn808" style:family="table-column">
      <style:table-column-properties style:column-width="0.4076in" style:use-optimal-column-width="false"/>
    </style:style>
    <style:style style:name="TableColumn809" style:family="table-column">
      <style:table-column-properties style:column-width="0.4076in" style:use-optimal-column-width="false"/>
    </style:style>
    <style:style style:name="TableColumn810" style:family="table-column">
      <style:table-column-properties style:column-width="0.4076in" style:use-optimal-column-width="false"/>
    </style:style>
    <style:style style:name="TableColumn811" style:family="table-column">
      <style:table-column-properties style:column-width="0.4076in" style:use-optimal-column-width="false"/>
    </style:style>
    <style:style style:name="TableColumn812" style:family="table-column">
      <style:table-column-properties style:column-width="0.4076in" style:use-optimal-column-width="false"/>
    </style:style>
    <style:style style:name="TableColumn813" style:family="table-column">
      <style:table-column-properties style:column-width="0.4076in" style:use-optimal-column-width="false"/>
    </style:style>
    <style:style style:name="TableColumn814" style:family="table-column">
      <style:table-column-properties style:column-width="0.4076in" style:use-optimal-column-width="false"/>
    </style:style>
    <style:style style:name="TableColumn815" style:family="table-column">
      <style:table-column-properties style:column-width="0.4076in" style:use-optimal-column-width="false"/>
    </style:style>
    <style:style style:name="TableColumn816" style:family="table-column">
      <style:table-column-properties style:column-width="0.4076in" style:use-optimal-column-width="false"/>
    </style:style>
    <style:style style:name="TableColumn817" style:family="table-column">
      <style:table-column-properties style:column-width="0.4076in" style:use-optimal-column-width="false"/>
    </style:style>
    <style:style style:name="Table800" style:family="table">
      <style:table-properties style:width="6.925in" fo:margin-left="-0.009in" table:align="left"/>
    </style:style>
    <style:style style:name="TableRow818" style:family="table-row">
      <style:table-row-properties style:use-optimal-row-height="false" fo:keep-together="always"/>
    </style:style>
    <style:style style:name="TableCell8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36" style:family="table-row">
      <style:table-row-properties style:use-optimal-row-height="false" fo:keep-together="always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42" style:family="table-row">
      <style:table-row-properties style:use-optimal-row-height="false" fo:keep-together="always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7" style:family="table-column">
      <style:table-column-properties style:column-width="0.4069in" style:use-optimal-column-width="false"/>
    </style:style>
    <style:style style:name="TableColumn848" style:family="table-column">
      <style:table-column-properties style:column-width="0.4069in" style:use-optimal-column-width="false"/>
    </style:style>
    <style:style style:name="TableColumn849" style:family="table-column">
      <style:table-column-properties style:column-width="0.4069in" style:use-optimal-column-width="false"/>
    </style:style>
    <style:style style:name="TableColumn850" style:family="table-column">
      <style:table-column-properties style:column-width="0.4069in" style:use-optimal-column-width="false"/>
    </style:style>
    <style:style style:name="TableColumn851" style:family="table-column">
      <style:table-column-properties style:column-width="0.4069in" style:use-optimal-column-width="false"/>
    </style:style>
    <style:style style:name="TableColumn852" style:family="table-column">
      <style:table-column-properties style:column-width="0.4069in" style:use-optimal-column-width="false"/>
    </style:style>
    <style:style style:name="TableColumn853" style:family="table-column">
      <style:table-column-properties style:column-width="0.4069in" style:use-optimal-column-width="false"/>
    </style:style>
    <style:style style:name="TableColumn854" style:family="table-column">
      <style:table-column-properties style:column-width="0.4076in" style:use-optimal-column-width="false"/>
    </style:style>
    <style:style style:name="TableColumn855" style:family="table-column">
      <style:table-column-properties style:column-width="0.4076in" style:use-optimal-column-width="false"/>
    </style:style>
    <style:style style:name="TableColumn856" style:family="table-column">
      <style:table-column-properties style:column-width="0.4076in" style:use-optimal-column-width="false"/>
    </style:style>
    <style:style style:name="TableColumn857" style:family="table-column">
      <style:table-column-properties style:column-width="0.4076in" style:use-optimal-column-width="false"/>
    </style:style>
    <style:style style:name="TableColumn858" style:family="table-column">
      <style:table-column-properties style:column-width="0.4076in" style:use-optimal-column-width="false"/>
    </style:style>
    <style:style style:name="TableColumn859" style:family="table-column">
      <style:table-column-properties style:column-width="0.4076in" style:use-optimal-column-width="false"/>
    </style:style>
    <style:style style:name="TableColumn860" style:family="table-column">
      <style:table-column-properties style:column-width="0.4076in" style:use-optimal-column-width="false"/>
    </style:style>
    <style:style style:name="TableColumn861" style:family="table-column">
      <style:table-column-properties style:column-width="0.4076in" style:use-optimal-column-width="false"/>
    </style:style>
    <style:style style:name="TableColumn862" style:family="table-column">
      <style:table-column-properties style:column-width="0.4076in" style:use-optimal-column-width="false"/>
    </style:style>
    <style:style style:name="TableColumn863" style:family="table-column">
      <style:table-column-properties style:column-width="0.4076in" style:use-optimal-column-width="false"/>
    </style:style>
    <style:style style:name="Table846" style:family="table">
      <style:table-properties style:width="6.925in" fo:margin-left="-0.009in" table:align="left"/>
    </style:style>
    <style:style style:name="TableRow864" style:family="table-row">
      <style:table-row-properties style:use-optimal-row-height="false" fo:keep-together="always"/>
    </style:style>
    <style:style style:name="TableCell8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882" style:family="table-row">
      <style:table-row-properties style:use-optimal-row-height="false" fo:keep-together="always"/>
    </style:style>
    <style:style style:name="TableCell8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9" style:family="table-column">
      <style:table-column-properties style:column-width="0.4069in" style:use-optimal-column-width="false"/>
    </style:style>
    <style:style style:name="TableColumn890" style:family="table-column">
      <style:table-column-properties style:column-width="0.4069in" style:use-optimal-column-width="false"/>
    </style:style>
    <style:style style:name="TableColumn891" style:family="table-column">
      <style:table-column-properties style:column-width="0.4069in" style:use-optimal-column-width="false"/>
    </style:style>
    <style:style style:name="TableColumn892" style:family="table-column">
      <style:table-column-properties style:column-width="0.4069in" style:use-optimal-column-width="false"/>
    </style:style>
    <style:style style:name="TableColumn893" style:family="table-column">
      <style:table-column-properties style:column-width="0.4069in" style:use-optimal-column-width="false"/>
    </style:style>
    <style:style style:name="TableColumn894" style:family="table-column">
      <style:table-column-properties style:column-width="0.4069in" style:use-optimal-column-width="false"/>
    </style:style>
    <style:style style:name="TableColumn895" style:family="table-column">
      <style:table-column-properties style:column-width="0.4069in" style:use-optimal-column-width="false"/>
    </style:style>
    <style:style style:name="TableColumn896" style:family="table-column">
      <style:table-column-properties style:column-width="0.4076in" style:use-optimal-column-width="false"/>
    </style:style>
    <style:style style:name="TableColumn897" style:family="table-column">
      <style:table-column-properties style:column-width="0.4076in" style:use-optimal-column-width="false"/>
    </style:style>
    <style:style style:name="TableColumn898" style:family="table-column">
      <style:table-column-properties style:column-width="0.4076in" style:use-optimal-column-width="false"/>
    </style:style>
    <style:style style:name="TableColumn899" style:family="table-column">
      <style:table-column-properties style:column-width="0.4076in" style:use-optimal-column-width="false"/>
    </style:style>
    <style:style style:name="TableColumn900" style:family="table-column">
      <style:table-column-properties style:column-width="0.4076in" style:use-optimal-column-width="false"/>
    </style:style>
    <style:style style:name="TableColumn901" style:family="table-column">
      <style:table-column-properties style:column-width="0.4076in" style:use-optimal-column-width="false"/>
    </style:style>
    <style:style style:name="TableColumn902" style:family="table-column">
      <style:table-column-properties style:column-width="0.4076in" style:use-optimal-column-width="false"/>
    </style:style>
    <style:style style:name="TableColumn903" style:family="table-column">
      <style:table-column-properties style:column-width="0.4076in" style:use-optimal-column-width="false"/>
    </style:style>
    <style:style style:name="TableColumn904" style:family="table-column">
      <style:table-column-properties style:column-width="0.4076in" style:use-optimal-column-width="false"/>
    </style:style>
    <style:style style:name="TableColumn905" style:family="table-column">
      <style:table-column-properties style:column-width="0.4076in" style:use-optimal-column-width="false"/>
    </style:style>
    <style:style style:name="Table888" style:family="table">
      <style:table-properties style:width="6.925in" fo:margin-left="-0.009in" table:align="left"/>
    </style:style>
    <style:style style:name="TableRow906" style:family="table-row">
      <style:table-row-properties style:use-optimal-row-height="false" fo:keep-together="always"/>
    </style:style>
    <style:style style:name="TableCell9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24" style:family="table-row">
      <style:table-row-properties style:use-optimal-row-height="false" fo:keep-together="always"/>
    </style:style>
    <style:style style:name="TableCell9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0" style:family="table-row">
      <style:table-row-properties style:use-optimal-row-height="false" fo:keep-together="always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3" style:family="table-row">
      <style:table-row-properties style:use-optimal-row-height="false" fo:keep-together="always"/>
    </style:style>
    <style:style style:name="TableCell9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6" style:family="table-row">
      <style:table-row-properties style:use-optimal-row-height="false" fo:keep-together="always"/>
    </style:style>
    <style:style style:name="TableCell9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9" style:family="table-row">
      <style:table-row-properties style:use-optimal-row-height="false" fo:keep-together="always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44" style:family="table-column">
      <style:table-column-properties style:column-width="0.4069in" style:use-optimal-column-width="false"/>
    </style:style>
    <style:style style:name="TableColumn945" style:family="table-column">
      <style:table-column-properties style:column-width="0.4069in" style:use-optimal-column-width="false"/>
    </style:style>
    <style:style style:name="TableColumn946" style:family="table-column">
      <style:table-column-properties style:column-width="0.4069in" style:use-optimal-column-width="false"/>
    </style:style>
    <style:style style:name="TableColumn947" style:family="table-column">
      <style:table-column-properties style:column-width="0.4069in" style:use-optimal-column-width="false"/>
    </style:style>
    <style:style style:name="TableColumn948" style:family="table-column">
      <style:table-column-properties style:column-width="0.4069in" style:use-optimal-column-width="false"/>
    </style:style>
    <style:style style:name="TableColumn949" style:family="table-column">
      <style:table-column-properties style:column-width="0.4069in" style:use-optimal-column-width="false"/>
    </style:style>
    <style:style style:name="TableColumn950" style:family="table-column">
      <style:table-column-properties style:column-width="0.4069in" style:use-optimal-column-width="false"/>
    </style:style>
    <style:style style:name="TableColumn951" style:family="table-column">
      <style:table-column-properties style:column-width="0.4076in" style:use-optimal-column-width="false"/>
    </style:style>
    <style:style style:name="TableColumn952" style:family="table-column">
      <style:table-column-properties style:column-width="0.4076in" style:use-optimal-column-width="false"/>
    </style:style>
    <style:style style:name="TableColumn953" style:family="table-column">
      <style:table-column-properties style:column-width="0.4076in" style:use-optimal-column-width="false"/>
    </style:style>
    <style:style style:name="TableColumn954" style:family="table-column">
      <style:table-column-properties style:column-width="0.4076in" style:use-optimal-column-width="false"/>
    </style:style>
    <style:style style:name="TableColumn955" style:family="table-column">
      <style:table-column-properties style:column-width="0.4076in" style:use-optimal-column-width="false"/>
    </style:style>
    <style:style style:name="TableColumn956" style:family="table-column">
      <style:table-column-properties style:column-width="0.4076in" style:use-optimal-column-width="false"/>
    </style:style>
    <style:style style:name="TableColumn957" style:family="table-column">
      <style:table-column-properties style:column-width="0.4076in" style:use-optimal-column-width="false"/>
    </style:style>
    <style:style style:name="TableColumn958" style:family="table-column">
      <style:table-column-properties style:column-width="0.4076in" style:use-optimal-column-width="false"/>
    </style:style>
    <style:style style:name="TableColumn959" style:family="table-column">
      <style:table-column-properties style:column-width="0.4076in" style:use-optimal-column-width="false"/>
    </style:style>
    <style:style style:name="TableColumn960" style:family="table-column">
      <style:table-column-properties style:column-width="0.4076in" style:use-optimal-column-width="false"/>
    </style:style>
    <style:style style:name="Table943" style:family="table">
      <style:table-properties style:width="6.925in" fo:margin-left="-0.009in" table:align="left"/>
    </style:style>
    <style:style style:name="TableRow961" style:family="table-row">
      <style:table-row-properties style:use-optimal-row-height="false" fo:keep-together="always"/>
    </style:style>
    <style:style style:name="TableCell9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79" style:family="table-row">
      <style:table-row-properties style:use-optimal-row-height="false" fo:keep-together="always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86" style:family="table-column">
      <style:table-column-properties style:column-width="0.4069in" style:use-optimal-column-width="false"/>
    </style:style>
    <style:style style:name="TableColumn987" style:family="table-column">
      <style:table-column-properties style:column-width="0.4069in" style:use-optimal-column-width="false"/>
    </style:style>
    <style:style style:name="TableColumn988" style:family="table-column">
      <style:table-column-properties style:column-width="0.4069in" style:use-optimal-column-width="false"/>
    </style:style>
    <style:style style:name="TableColumn989" style:family="table-column">
      <style:table-column-properties style:column-width="0.4069in" style:use-optimal-column-width="false"/>
    </style:style>
    <style:style style:name="TableColumn990" style:family="table-column">
      <style:table-column-properties style:column-width="0.4069in" style:use-optimal-column-width="false"/>
    </style:style>
    <style:style style:name="TableColumn991" style:family="table-column">
      <style:table-column-properties style:column-width="0.4069in" style:use-optimal-column-width="false"/>
    </style:style>
    <style:style style:name="TableColumn992" style:family="table-column">
      <style:table-column-properties style:column-width="0.4069in" style:use-optimal-column-width="false"/>
    </style:style>
    <style:style style:name="TableColumn993" style:family="table-column">
      <style:table-column-properties style:column-width="0.4076in" style:use-optimal-column-width="false"/>
    </style:style>
    <style:style style:name="TableColumn994" style:family="table-column">
      <style:table-column-properties style:column-width="0.4076in" style:use-optimal-column-width="false"/>
    </style:style>
    <style:style style:name="TableColumn995" style:family="table-column">
      <style:table-column-properties style:column-width="0.4076in" style:use-optimal-column-width="false"/>
    </style:style>
    <style:style style:name="TableColumn996" style:family="table-column">
      <style:table-column-properties style:column-width="0.4076in" style:use-optimal-column-width="false"/>
    </style:style>
    <style:style style:name="TableColumn997" style:family="table-column">
      <style:table-column-properties style:column-width="0.4076in" style:use-optimal-column-width="false"/>
    </style:style>
    <style:style style:name="TableColumn998" style:family="table-column">
      <style:table-column-properties style:column-width="0.4076in" style:use-optimal-column-width="false"/>
    </style:style>
    <style:style style:name="TableColumn999" style:family="table-column">
      <style:table-column-properties style:column-width="0.4076in" style:use-optimal-column-width="false"/>
    </style:style>
    <style:style style:name="TableColumn1000" style:family="table-column">
      <style:table-column-properties style:column-width="0.4076in" style:use-optimal-column-width="false"/>
    </style:style>
    <style:style style:name="TableColumn1001" style:family="table-column">
      <style:table-column-properties style:column-width="0.4076in" style:use-optimal-column-width="false"/>
    </style:style>
    <style:style style:name="TableColumn1002" style:family="table-column">
      <style:table-column-properties style:column-width="0.4076in" style:use-optimal-column-width="false"/>
    </style:style>
    <style:style style:name="Table985" style:family="table">
      <style:table-properties style:width="6.925in" fo:margin-left="-0.009in" table:align="left"/>
    </style:style>
    <style:style style:name="TableRow1003" style:family="table-row">
      <style:table-row-properties style:use-optimal-row-height="false" fo:keep-together="always"/>
    </style:style>
    <style:style style:name="TableCell10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21" style:family="table-row">
      <style:table-row-properties style:use-optimal-row-height="false" fo:keep-together="always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27" style:family="table-column">
      <style:table-column-properties style:column-width="0.4069in" style:use-optimal-column-width="false"/>
    </style:style>
    <style:style style:name="TableColumn1028" style:family="table-column">
      <style:table-column-properties style:column-width="0.4069in" style:use-optimal-column-width="false"/>
    </style:style>
    <style:style style:name="TableColumn1029" style:family="table-column">
      <style:table-column-properties style:column-width="0.4069in" style:use-optimal-column-width="false"/>
    </style:style>
    <style:style style:name="TableColumn1030" style:family="table-column">
      <style:table-column-properties style:column-width="0.4069in" style:use-optimal-column-width="false"/>
    </style:style>
    <style:style style:name="TableColumn1031" style:family="table-column">
      <style:table-column-properties style:column-width="0.4069in" style:use-optimal-column-width="false"/>
    </style:style>
    <style:style style:name="TableColumn1032" style:family="table-column">
      <style:table-column-properties style:column-width="0.4069in" style:use-optimal-column-width="false"/>
    </style:style>
    <style:style style:name="TableColumn1033" style:family="table-column">
      <style:table-column-properties style:column-width="0.4069in" style:use-optimal-column-width="false"/>
    </style:style>
    <style:style style:name="TableColumn1034" style:family="table-column">
      <style:table-column-properties style:column-width="0.4076in" style:use-optimal-column-width="false"/>
    </style:style>
    <style:style style:name="TableColumn1035" style:family="table-column">
      <style:table-column-properties style:column-width="0.4076in" style:use-optimal-column-width="false"/>
    </style:style>
    <style:style style:name="TableColumn1036" style:family="table-column">
      <style:table-column-properties style:column-width="0.4076in" style:use-optimal-column-width="false"/>
    </style:style>
    <style:style style:name="TableColumn1037" style:family="table-column">
      <style:table-column-properties style:column-width="0.4076in" style:use-optimal-column-width="false"/>
    </style:style>
    <style:style style:name="TableColumn1038" style:family="table-column">
      <style:table-column-properties style:column-width="0.4076in" style:use-optimal-column-width="false"/>
    </style:style>
    <style:style style:name="TableColumn1039" style:family="table-column">
      <style:table-column-properties style:column-width="0.4076in" style:use-optimal-column-width="false"/>
    </style:style>
    <style:style style:name="TableColumn1040" style:family="table-column">
      <style:table-column-properties style:column-width="0.4076in" style:use-optimal-column-width="false"/>
    </style:style>
    <style:style style:name="TableColumn1041" style:family="table-column">
      <style:table-column-properties style:column-width="0.4076in" style:use-optimal-column-width="false"/>
    </style:style>
    <style:style style:name="TableColumn1042" style:family="table-column">
      <style:table-column-properties style:column-width="0.4076in" style:use-optimal-column-width="false"/>
    </style:style>
    <style:style style:name="TableColumn1043" style:family="table-column">
      <style:table-column-properties style:column-width="0.4076in" style:use-optimal-column-width="false"/>
    </style:style>
    <style:style style:name="Table1026" style:family="table">
      <style:table-properties style:width="6.925in" fo:margin-left="-0.009in" table:align="left"/>
    </style:style>
    <style:style style:name="TableRow1044" style:family="table-row">
      <style:table-row-properties style:use-optimal-row-height="false" fo:keep-together="always"/>
    </style:style>
    <style:style style:name="TableCell10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62" style:family="table-row">
      <style:table-row-properties style:use-optimal-row-height="false" fo:keep-together="always"/>
    </style:style>
    <style:style style:name="TableCell10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h text:style-name="P1" text:outline-level="1">General Packet Structure</text:h>
      <text:p text:style-name="Textbody">All packets will contain the ID of the packet in the first byte, and the size (including the ID and size bytes) in the second byte.</text:p>
      <text:h text:style-name="Heading1" text:outline-level="1">Server to Client Packets</text:h>
      <text:h text:style-name="Heading2" text:outline-level="2">Login Status – 0x01</text:h>
      <text:h text:style-name="Heading3" text:outline-level="3">Purpose</text:h>
      <text:p text:style-name="Textbody">The login status packet is sent to the client after a login attempt. <text:s/>It will contain the server's response to the login attempt. <text:s/></text:p>
      <text:h text:style-name="Heading3" text:outline-level="3">Size</text:h>
      <text:p text:style-name="Textbody">0x03</text:p>
      <text:h text:style-name="Heading3" text:outline-level="3">Structure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TableContents"/>
          </table:table-cell>
          <table:table-cell table:style-name="TableCell22">
            <text:p text:style-name="TableContents">0</text:p>
          </table:table-cell>
          <table:table-cell table:style-name="TableCell23">
            <text:p text:style-name="TableContents">1</text:p>
          </table:table-cell>
          <table:table-cell table:style-name="TableCell24">
            <text:p text:style-name="TableContents">2</text:p>
          </table:table-cell>
          <table:table-cell table:style-name="TableCell25">
            <text:p text:style-name="TableContents">3</text:p>
          </table:table-cell>
          <table:table-cell table:style-name="TableCell26">
            <text:p text:style-name="TableContents">4</text:p>
          </table:table-cell>
          <table:table-cell table:style-name="TableCell27">
            <text:p text:style-name="TableContents">5</text:p>
          </table:table-cell>
          <table:table-cell table:style-name="TableCell28">
            <text:p text:style-name="TableContents">6</text:p>
          </table:table-cell>
          <table:table-cell table:style-name="TableCell29">
            <text:p text:style-name="TableContents">7</text:p>
          </table:table-cell>
          <table:table-cell table:style-name="TableCell30">
            <text:p text:style-name="TableContents">8</text:p>
          </table:table-cell>
          <table:table-cell table:style-name="TableCell31">
            <text:p text:style-name="TableContents">9</text:p>
          </table:table-cell>
          <table:table-cell table:style-name="TableCell32">
            <text:p text:style-name="TableContents">A</text:p>
          </table:table-cell>
          <table:table-cell table:style-name="TableCell33">
            <text:p text:style-name="TableContents">B</text:p>
          </table:table-cell>
          <table:table-cell table:style-name="TableCell34">
            <text:p text:style-name="TableContents">C</text:p>
          </table:table-cell>
          <table:table-cell table:style-name="TableCell35">
            <text:p text:style-name="TableContents">D</text:p>
          </table:table-cell>
          <table:table-cell table:style-name="TableCell36">
            <text:p text:style-name="TableContents">E</text:p>
          </table:table-cell>
          <table:table-cell table:style-name="TableCell37">
            <text:p text:style-name="TableContents">F</text:p>
          </table:table-cell>
        </table:table-row>
        <table:table-row table:style-name="TableRow38">
          <table:table-cell table:style-name="TableCell39">
            <text:p text:style-name="TableContents">00</text:p>
          </table:table-cell>
          <table:table-cell table:style-name="TableCell40">
            <text:p text:style-name="TableContents">ID</text:p>
          </table:table-cell>
          <table:table-cell table:style-name="TableCell41">
            <text:p text:style-name="TableContents">Size</text:p>
          </table:table-cell>
          <table:table-cell table:style-name="TableCell42">
            <text:p text:style-name="TableContents">Res</text:p>
          </table:table-cell>
          <table:table-cell table:style-name="TableCell43">
            <text:p text:style-name="TableContents">W</text:p>
          </table:table-cell>
          <table:table-cell table:style-name="TableCell44">
            <text:p text:style-name="TableContents">L</text:p>
          </table:table-cell>
          <table:table-cell table:style-name="TableCell45" table:number-columns-spanned="11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 server for login attempt. <text:s/>Values include:</text:p>
      <text:list text:style-name="LFO1" text:continue-numbering="true">
        <text:list-item>
          <text:p text:style-name="P46">0x01: Login successful</text:p>
        </text:list-item>
        <text:list-item>
          <text:p text:style-name="P47">0x02: Invalid username/password</text:p>
        </text:list-item>
        <text:list-item>
          <text:p text:style-name="P48">0x03: Server at maximum capacity</text:p>
        </text:list-item>
        <text:list-item>
          <text:p text:style-name="P49">0x04: Undefined error</text:p>
        </text:list-item>
      </text:list>
      <text:p text:style-name="Textbody">W: Wins (only if login successful)</text:p>
      <text:p text:style-name="Textbody">L: Losses (only if login succesful)</text:p>
      <text:p text:style-name="Textbody">TODO: move W/L into its own lobby packet (with server status and other visible things on login?)</text:p>
      <text:h text:style-name="Heading2" text:outline-level="2">Account Creation – 0x02</text:h>
      <text:h text:style-name="Heading3" text:outline-level="3">Purpose</text:h>
      <text:p text:style-name="Textbody">This packet is sent in response to the client creating a new account. <text:s/>It will contain the server's response to the account creation process.</text:p>
      <text:h text:style-name="Heading3" text:outline-level="3">Size</text:h>
      <text:p text:style-name="Textbody">0x03</text:p>
      <text:h text:style-name="Heading3" text:outline-level="3">Structure</text:h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TableContents"/>
          </table:table-cell>
          <table:table-cell table:style-name="TableCell70">
            <text:p text:style-name="TableContents">0</text:p>
          </table:table-cell>
          <table:table-cell table:style-name="TableCell71">
            <text:p text:style-name="TableContents">1</text:p>
          </table:table-cell>
          <table:table-cell table:style-name="TableCell72">
            <text:p text:style-name="TableContents">2</text:p>
          </table:table-cell>
          <table:table-cell table:style-name="TableCell73">
            <text:p text:style-name="TableContents">3</text:p>
          </table:table-cell>
          <table:table-cell table:style-name="TableCell74">
            <text:p text:style-name="TableContents">4</text:p>
          </table:table-cell>
          <table:table-cell table:style-name="TableCell75">
            <text:p text:style-name="TableContents">5</text:p>
          </table:table-cell>
          <table:table-cell table:style-name="TableCell76">
            <text:p text:style-name="TableContents">6</text:p>
          </table:table-cell>
          <table:table-cell table:style-name="TableCell77">
            <text:p text:style-name="TableContents">7</text:p>
          </table:table-cell>
          <table:table-cell table:style-name="TableCell78">
            <text:p text:style-name="TableContents">8</text:p>
          </table:table-cell>
          <table:table-cell table:style-name="TableCell79">
            <text:p text:style-name="TableContents">9</text:p>
          </table:table-cell>
          <table:table-cell table:style-name="TableCell80">
            <text:p text:style-name="TableContents">A</text:p>
          </table:table-cell>
          <table:table-cell table:style-name="TableCell81">
            <text:p text:style-name="TableContents">B</text:p>
          </table:table-cell>
          <table:table-cell table:style-name="TableCell82">
            <text:p text:style-name="TableContents">C</text:p>
          </table:table-cell>
          <table:table-cell table:style-name="TableCell83">
            <text:p text:style-name="TableContents">D</text:p>
          </table:table-cell>
          <table:table-cell table:style-name="TableCell84">
            <text:p text:style-name="TableContents">E</text:p>
          </table:table-cell>
          <table:table-cell table:style-name="TableCell85">
            <text:p text:style-name="TableContents">F</text:p>
          </table:table-cell>
        </table:table-row>
        <table:table-row table:style-name="TableRow86">
          <table:table-cell table:style-name="TableCell87">
            <text:p text:style-name="TableContents">00</text:p>
          </table:table-cell>
          <table:table-cell table:style-name="TableCell88">
            <text:p text:style-name="TableContents">ID</text:p>
          </table:table-cell>
          <table:table-cell table:style-name="TableCell89">
            <text:p text:style-name="TableContents">Size</text:p>
          </table:table-cell>
          <table:table-cell table:style-name="TableCell90">
            <text:p text:style-name="TableContents">Res</text:p>
          </table:table-cell>
          <table:table-cell table:style-name="TableCell91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Res: Response from server for account creation. <text:s/>Values include:</text:p>
      <text:list text:style-name="LFO2" text:continue-numbering="true">
        <text:list-item>
          <text:p text:style-name="P92">0x01: Account successfully created</text:p>
        </text:list-item>
        <text:list-item>
          <text:p text:style-name="P93">0x02: Username is too long</text:p>
        </text:list-item>
        <text:list-item>
          <text:p text:style-name="P94">0x03: Username contains invalid characters</text:p>
        </text:list-item>
        <text:list-item>
          <text:p text:style-name="P95">0x04: Password is too long</text:p>
        </text:list-item>
        <text:list-item>
          <text:p text:style-name="P96">0x05: Password contains invalid characters</text:p>
        </text:list-item>
        <text:list-item>
          <text:p text:style-name="P97">0x06: Username is taken</text:p>
        </text:list-item>
        <text:list-item>
          <text:p text:style-name="P98">0x07: Undefined error</text:p>
        </text:list-item>
      </text:list>
      <text:p text:style-name="Textbody"/>
      <text:h text:style-name="Heading2" text:outline-level="2">Lobby Update – 0x03</text:h>
      <text:h text:style-name="Heading3" text:outline-level="3">Purpose</text:h>
      <text:p text:style-name="Textbody">This packet is sent in response to a player joining a lobby, or another player in the lobby changing their team or color.</text:p>
      <text:h text:style-name="Heading3" text:outline-level="3">Size</text:h>
      <text:p text:style-name="Textbody">Depends on the players in the lobby. <text:s/>Size will be either 0x0F, 0x1B, 0x27 or 0x33.</text:p>
      <text:h text:style-name="Heading3" text:outline-level="3">Structure</text:h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TableContents"/>
          </table:table-cell>
          <table:table-cell table:style-name="TableCell119">
            <text:p text:style-name="TableContents">0</text:p>
          </table:table-cell>
          <table:table-cell table:style-name="TableCell120">
            <text:p text:style-name="TableContents">1</text:p>
          </table:table-cell>
          <table:table-cell table:style-name="TableCell121">
            <text:p text:style-name="TableContents">2</text:p>
          </table:table-cell>
          <table:table-cell table:style-name="TableCell122">
            <text:p text:style-name="TableContents">3</text:p>
          </table:table-cell>
          <table:table-cell table:style-name="TableCell123">
            <text:p text:style-name="TableContents">4</text:p>
          </table:table-cell>
          <table:table-cell table:style-name="TableCell124">
            <text:p text:style-name="TableContents">5</text:p>
          </table:table-cell>
          <table:table-cell table:style-name="TableCell125">
            <text:p text:style-name="TableContents">6</text:p>
          </table:table-cell>
          <table:table-cell table:style-name="TableCell126">
            <text:p text:style-name="TableContents">7</text:p>
          </table:table-cell>
          <table:table-cell table:style-name="TableCell127">
            <text:p text:style-name="TableContents">8</text:p>
          </table:table-cell>
          <table:table-cell table:style-name="TableCell128">
            <text:p text:style-name="TableContents">9</text:p>
          </table:table-cell>
          <table:table-cell table:style-name="TableCell129">
            <text:p text:style-name="TableContents">A</text:p>
          </table:table-cell>
          <table:table-cell table:style-name="TableCell130">
            <text:p text:style-name="TableContents">B</text:p>
          </table:table-cell>
          <table:table-cell table:style-name="TableCell131">
            <text:p text:style-name="TableContents">C</text:p>
          </table:table-cell>
          <table:table-cell table:style-name="TableCell132">
            <text:p text:style-name="TableContents">D</text:p>
          </table:table-cell>
          <table:table-cell table:style-name="TableCell133">
            <text:p text:style-name="TableContents">E</text:p>
          </table:table-cell>
          <table:table-cell table:style-name="TableCell134">
            <text:p text:style-name="TableContents">F</text:p>
          </table:table-cell>
        </table:table-row>
        <table:table-row table:style-name="TableRow135">
          <table:table-cell table:style-name="TableCell136">
            <text:p text:style-name="TableContents">00</text:p>
          </table:table-cell>
          <table:table-cell table:style-name="TableCell137">
            <text:p text:style-name="TableContents">ID</text:p>
          </table:table-cell>
          <table:table-cell table:style-name="TableCell138">
            <text:p text:style-name="TableContents">Size</text:p>
          </table:table-cell>
          <table:table-cell table:style-name="TableCell139">
            <text:p text:style-name="TableContents">LS</text:p>
          </table:table-cell>
          <table:table-cell table:style-name="TableCell140">
            <text:p text:style-name="TableContents">MID</text:p>
          </table:table-cell>
          <table:table-cell table:style-name="TableCell141">
            <text:p text:style-name="TableContents">P1T</text:p>
          </table:table-cell>
          <table:table-cell table:style-name="TableCell142">
            <text:p text:style-name="TableContents">P1C</text:p>
          </table:table-cell>
          <table:table-cell table:style-name="TableCell143" table:number-columns-spanned="10">
            <text:p text:style-name="TableContents">Player 1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4">
          <table:table-cell table:style-name="TableCell145">
            <text:p text:style-name="TableContents">10</text:p>
          </table:table-cell>
          <table:table-cell table:style-name="TableCell146">
            <text:p text:style-name="TableContents">P2T</text:p>
          </table:table-cell>
          <table:table-cell table:style-name="TableCell147">
            <text:p text:style-name="TableContents">P2C</text:p>
          </table:table-cell>
          <table:table-cell table:style-name="TableCell148" table:number-columns-spanned="10">
            <text:p text:style-name="TableContents">Player 2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9">
            <text:p text:style-name="TableContents">P3T</text:p>
          </table:table-cell>
          <table:table-cell table:style-name="TableCell150">
            <text:p text:style-name="TableContents">P3C</text:p>
          </table:table-cell>
          <table:table-cell table:style-name="TableCell151" table:number-columns-spanned="2">
            <text:p text:style-name="TableContents">Player 3 Name</text:p>
          </table:table-cell>
          <table:covered-table-cell/>
        </table:table-row>
        <table:table-row table:style-name="TableRow152">
          <table:table-cell table:style-name="TableCell153">
            <text:p text:style-name="TableContents">20</text:p>
          </table:table-cell>
          <table:table-cell table:style-name="TableCell154" table:number-columns-spanned="8">
            <text:p text:style-name="TableContents">Player 3 nam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5">
            <text:p text:style-name="TableContents">P4T</text:p>
          </table:table-cell>
          <table:table-cell table:style-name="TableCell156">
            <text:p text:style-name="TableContents">P4C</text:p>
          </table:table-cell>
          <table:table-cell table:style-name="TableCell157" table:number-columns-spanned="6">
            <text:p text:style-name="TableContents">Player 4 Nam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">
          <table:table-cell table:style-name="TableCell159">
            <text:p text:style-name="TableContents">30</text:p>
          </table:table-cell>
          <table:table-cell table:style-name="TableCell160" table:number-columns-spanned="4">
            <text:p text:style-name="TableContents">P4 Name (cont.)</text:p>
          </table:table-cell>
          <table:covered-table-cell/>
          <table:covered-table-cell/>
          <table:covered-table-cell/>
          <table:table-cell table:style-name="TableCell161">
            <text:p text:style-name="TableContents"/>
          </table:table-cell>
          <table:table-cell table:style-name="TableCell162">
            <text:p text:style-name="TableContents"/>
          </table:table-cell>
          <table:table-cell table:style-name="TableCell163">
            <text:p text:style-name="TableContents"/>
          </table:table-cell>
          <table:table-cell table:style-name="TableCell164">
            <text:p text:style-name="TableContents"/>
          </table:table-cell>
          <table:table-cell table:style-name="TableCell165">
            <text:p text:style-name="TableContents"/>
          </table:table-cell>
          <table:table-cell table:style-name="TableCell166">
            <text:p text:style-name="TableContents"/>
          </table:table-cell>
          <table:table-cell table:style-name="TableCell167">
            <text:p text:style-name="TableContents"/>
          </table:table-cell>
          <table:table-cell table:style-name="TableCell168">
            <text:p text:style-name="TableContents"/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  <table:table-cell table:style-name="TableCell172">
            <text:p text:style-name="TableContents"/>
          </table:table-cell>
        </table:table-row>
      </table:table>
      <text:p text:style-name="Textbody"/>
      <text:p text:style-name="Textbody">LS: Size of lobby (2-4).</text:p>
      <text:p text:style-name="Textbody">MID: Map ID.</text:p>
      <text:p text:style-name="Textbody">P1T-P4T: Team of player.</text:p>
      <text:p text:style-name="Textbody">P1C-P4C: Color of player.</text:p>
      <text:p text:style-name="Textbody">The order of players in the packet will be mirrored in the lobby.</text:p>
      <text:p text:style-name="Textbody">TODO: Include player ID.</text:p>
      <text:h text:style-name="Heading2" text:outline-level="2">Lobby Chat – 0x04</text:h>
      <text:h text:style-name="Heading3" text:outline-level="3">Purpose</text:h>
      <text:p text:style-name="Textbody">This packet is sent to all connected clients in a lobby (except initiator)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TableContents"/>
          </table:table-cell>
          <table:table-cell table:style-name="TableCell193">
            <text:p text:style-name="TableContents">0</text:p>
          </table:table-cell>
          <table:table-cell table:style-name="TableCell194">
            <text:p text:style-name="TableContents">1</text:p>
          </table:table-cell>
          <table:table-cell table:style-name="TableCell195">
            <text:p text:style-name="TableContents">2</text:p>
          </table:table-cell>
          <table:table-cell table:style-name="TableCell196">
            <text:p text:style-name="TableContents">3</text:p>
          </table:table-cell>
          <table:table-cell table:style-name="TableCell197">
            <text:p text:style-name="TableContents">4</text:p>
          </table:table-cell>
          <table:table-cell table:style-name="TableCell198">
            <text:p text:style-name="TableContents">5</text:p>
          </table:table-cell>
          <table:table-cell table:style-name="TableCell199">
            <text:p text:style-name="TableContents">6</text:p>
          </table:table-cell>
          <table:table-cell table:style-name="TableCell200">
            <text:p text:style-name="TableContents">7</text:p>
          </table:table-cell>
          <table:table-cell table:style-name="TableCell201">
            <text:p text:style-name="TableContents">8</text:p>
          </table:table-cell>
          <table:table-cell table:style-name="TableCell202">
            <text:p text:style-name="TableContents">9</text:p>
          </table:table-cell>
          <table:table-cell table:style-name="TableCell203">
            <text:p text:style-name="TableContents">A</text:p>
          </table:table-cell>
          <table:table-cell table:style-name="TableCell204">
            <text:p text:style-name="TableContents">B</text:p>
          </table:table-cell>
          <table:table-cell table:style-name="TableCell205">
            <text:p text:style-name="TableContents">C</text:p>
          </table:table-cell>
          <table:table-cell table:style-name="TableCell206">
            <text:p text:style-name="TableContents">D</text:p>
          </table:table-cell>
          <table:table-cell table:style-name="TableCell207">
            <text:p text:style-name="TableContents">E</text:p>
          </table:table-cell>
          <table:table-cell table:style-name="TableCell208">
            <text:p text:style-name="TableContents">F</text:p>
          </table:table-cell>
        </table:table-row>
        <table:table-row table:style-name="TableRow209">
          <table:table-cell table:style-name="TableCell210">
            <text:p text:style-name="TableContents">00</text:p>
          </table:table-cell>
          <table:table-cell table:style-name="TableCell211">
            <text:p text:style-name="TableContents">ID</text:p>
          </table:table-cell>
          <table:table-cell table:style-name="TableCell212">
            <text:p text:style-name="TableContents">Size</text:p>
          </table:table-cell>
          <table:table-cell table:style-name="TableCell213">
            <text:p text:style-name="TableContents">MS</text:p>
          </table:table-cell>
          <table:table-cell table:style-name="TableCell214" table:number-columns-spanned="10">
            <text:p text:style-name="TableContents">Initiato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15" table:number-columns-spanned="3">
            <text:p text:style-name="TableContents">Message</text:p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TableContents">10</text:p>
          </table:table-cell>
          <table:table-cell table:style-name="TableCell21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9">
          <table:table-cell table:style-name="TableCell220">
            <text:p text:style-name="TableContents">20</text:p>
          </table:table-cell>
          <table:table-cell table:style-name="TableCell221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2">
          <table:table-cell table:style-name="TableCell223">
            <text:p text:style-name="TableContents">30</text:p>
          </table:table-cell>
          <table:table-cell table:style-name="TableCell224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25">
          <table:table-cell table:style-name="TableCell226">
            <text:p text:style-name="TableContents">40</text:p>
          </table:table-cell>
          <table:table-cell table:style-name="TableCell227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Countdown – 0x05</text:h>
      <text:h text:style-name="Heading3" text:outline-level="3">Purpose</text:h>
      <text:p text:style-name="Textbody">This packet is sent when a lobby host starts the game.</text:p>
      <text:h text:style-name="Heading3" text:outline-level="3">Size</text:h>
      <text:p text:style-name="Textbody">0x03</text:p>
      <text:h text:style-name="Heading3" text:outline-level="3">Structure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  <table:table-column table:style-name="TableColumn234"/>
          <table:table-column table:style-name="TableColumn235"/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TableContents"/>
          </table:table-cell>
          <table:table-cell table:style-name="TableCell248">
            <text:p text:style-name="TableContents">0</text:p>
          </table:table-cell>
          <table:table-cell table:style-name="TableCell249">
            <text:p text:style-name="TableContents">1</text:p>
          </table:table-cell>
          <table:table-cell table:style-name="TableCell250">
            <text:p text:style-name="TableContents">2</text:p>
          </table:table-cell>
          <table:table-cell table:style-name="TableCell251">
            <text:p text:style-name="TableContents">3</text:p>
          </table:table-cell>
          <table:table-cell table:style-name="TableCell252">
            <text:p text:style-name="TableContents">4</text:p>
          </table:table-cell>
          <table:table-cell table:style-name="TableCell253">
            <text:p text:style-name="TableContents">5</text:p>
          </table:table-cell>
          <table:table-cell table:style-name="TableCell254">
            <text:p text:style-name="TableContents">6</text:p>
          </table:table-cell>
          <table:table-cell table:style-name="TableCell255">
            <text:p text:style-name="TableContents">7</text:p>
          </table:table-cell>
          <table:table-cell table:style-name="TableCell256">
            <text:p text:style-name="TableContents">8</text:p>
          </table:table-cell>
          <table:table-cell table:style-name="TableCell257">
            <text:p text:style-name="TableContents">9</text:p>
          </table:table-cell>
          <table:table-cell table:style-name="TableCell258">
            <text:p text:style-name="TableContents">A</text:p>
          </table:table-cell>
          <table:table-cell table:style-name="TableCell259">
            <text:p text:style-name="TableContents">B</text:p>
          </table:table-cell>
          <table:table-cell table:style-name="TableCell260">
            <text:p text:style-name="TableContents">C</text:p>
          </table:table-cell>
          <table:table-cell table:style-name="TableCell261">
            <text:p text:style-name="TableContents">D</text:p>
          </table:table-cell>
          <table:table-cell table:style-name="TableCell262">
            <text:p text:style-name="TableContents">E</text:p>
          </table:table-cell>
          <table:table-cell table:style-name="TableCell263">
            <text:p text:style-name="TableContents">F</text:p>
          </table:table-cell>
        </table:table-row>
        <table:table-row table:style-name="TableRow264">
          <table:table-cell table:style-name="TableCell265">
            <text:p text:style-name="TableContents">00</text:p>
          </table:table-cell>
          <table:table-cell table:style-name="TableCell266">
            <text:p text:style-name="TableContents">ID</text:p>
          </table:table-cell>
          <table:table-cell table:style-name="TableCell267">
            <text:p text:style-name="TableContents">Size</text:p>
          </table:table-cell>
          <table:table-cell table:style-name="TableCell268">
            <text:p text:style-name="TableContents">CD</text:p>
          </table:table-cell>
          <table:table-cell table:style-name="TableCell269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CD: Countdown until game starts (0x05 to 0x00).</text:p>
      <text:h text:style-name="Heading2" text:outline-level="2">Post Game – 0x06</text:h>
      <text:h text:style-name="Heading3" text:outline-level="3">Purpose</text:h>
      <text:p text:style-name="Textbody">This packet is used to populate the post game screen statistics for each player.</text:p>
      <text:h text:style-name="Heading3" text:outline-level="3">Size</text:h>
      <text:p text:style-name="Textbody">The size of the packet in bytes.</text:p>
      <text:h text:style-name="Heading3" text:outline-level="3">Structure</text:h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TableContents"/>
          </table:table-cell>
          <table:table-cell table:style-name="TableCell290">
            <text:p text:style-name="TableContents">0</text:p>
          </table:table-cell>
          <table:table-cell table:style-name="TableCell291">
            <text:p text:style-name="TableContents">1</text:p>
          </table:table-cell>
          <table:table-cell table:style-name="TableCell292">
            <text:p text:style-name="TableContents">2</text:p>
          </table:table-cell>
          <table:table-cell table:style-name="TableCell293">
            <text:p text:style-name="TableContents">3</text:p>
          </table:table-cell>
          <table:table-cell table:style-name="TableCell294">
            <text:p text:style-name="TableContents">4</text:p>
          </table:table-cell>
          <table:table-cell table:style-name="TableCell295">
            <text:p text:style-name="TableContents">5</text:p>
          </table:table-cell>
          <table:table-cell table:style-name="TableCell296">
            <text:p text:style-name="TableContents">6</text:p>
          </table:table-cell>
          <table:table-cell table:style-name="TableCell297">
            <text:p text:style-name="TableContents">7</text:p>
          </table:table-cell>
          <table:table-cell table:style-name="TableCell298">
            <text:p text:style-name="TableContents">8</text:p>
          </table:table-cell>
          <table:table-cell table:style-name="TableCell299">
            <text:p text:style-name="TableContents">9</text:p>
          </table:table-cell>
          <table:table-cell table:style-name="TableCell300">
            <text:p text:style-name="TableContents">A</text:p>
          </table:table-cell>
          <table:table-cell table:style-name="TableCell301">
            <text:p text:style-name="TableContents">B</text:p>
          </table:table-cell>
          <table:table-cell table:style-name="TableCell302">
            <text:p text:style-name="TableContents">C</text:p>
          </table:table-cell>
          <table:table-cell table:style-name="TableCell303">
            <text:p text:style-name="TableContents">D</text:p>
          </table:table-cell>
          <table:table-cell table:style-name="TableCell304">
            <text:p text:style-name="TableContents">E</text:p>
          </table:table-cell>
          <table:table-cell table:style-name="TableCell305">
            <text:p text:style-name="TableContents">F</text:p>
          </table:table-cell>
        </table:table-row>
        <table:table-row table:style-name="TableRow306">
          <table:table-cell table:style-name="TableCell307">
            <text:p text:style-name="TableContents">00</text:p>
          </table:table-cell>
          <table:table-cell table:style-name="TableCell308">
            <text:p text:style-name="TableContents">ID</text:p>
          </table:table-cell>
          <table:table-cell table:style-name="TableCell309">
            <text:p text:style-name="TableContents">Size</text:p>
          </table:table-cell>
          <table:table-cell table:style-name="TableCell310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311">
            <text:p text:style-name="TableContents">Clr</text:p>
          </table:table-cell>
          <table:table-cell table:style-name="TableCell312">
            <text:p text:style-name="TableContents">Tm</text:p>
          </table:table-cell>
          <table:table-cell table:style-name="TableCell313">
            <text:p text:style-name="TableContents">W/L</text:p>
          </table:table-cell>
          <table:table-cell table:style-name="TableCell314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315">
            <text:p text:style-name="TableContents">W</text:p>
          </table:table-cell>
          <table:table-cell table:style-name="TableCell316">
            <text:p text:style-name="TableContents">L</text:p>
          </table:table-cell>
          <table:table-cell table:style-name="TableCell317">
            <text:p text:style-name="TableContents"/>
          </table:table-cell>
        </table:table-row>
      </table:table>
      <text:p text:style-name="Textbody"/>
      <text:p text:style-name="Textbody">Player ID: Server-side player ID</text:p>
      <text:p text:style-name="Textbody">Clr: Player color</text:p>
      <text:p text:style-name="Textbody">Tm: Player Team</text:p>
      <text:p text:style-name="Textbody">W/L: 0x01 (winner), 0x00 (loser)</text:p>
      <text:p text:style-name="Textbody">Score: Score during match</text:p>
      <text:p text:style-name="Textbody">W: Total wins</text:p>
      <text:p text:style-name="Textbody">L: Total losses</text:p>
      <text:p text:style-name="Textbody"/>
      <text:h text:style-name="Heading2" text:outline-level="2">Lobby List – 0x07</text:h>
      <text:h text:style-name="Heading3" text:outline-level="3">Purpose</text:h>
      <text:p text:style-name="Textbody">This packet is used to populate the lobby list in the client.</text:p>
      <text:h text:style-name="Heading3" text:outline-level="3">Size</text:h>
      <text:p text:style-name="Textbody">2 + number of lobbies * 15</text:p>
      <text:p text:style-name="Textbody"/>
      <text:h text:style-name="Heading3" text:outline-level="3">Structure</text:h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  <table:table-column table:style-name="TableColumn325"/>
          <table:table-column table:style-name="TableColumn326"/>
          <table:table-column table:style-name="TableColumn327"/>
          <table:table-column table:style-name="TableColumn328"/>
          <table:table-column table:style-name="TableColumn329"/>
          <table:table-column table:style-name="TableColumn330"/>
          <table:table-column table:style-name="TableColumn331"/>
          <table:table-column table:style-name="TableColumn332"/>
          <table:table-column table:style-name="TableColumn333"/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Textbody"/>
          </table:table-cell>
          <table:table-cell table:style-name="TableCell338">
            <text:p text:style-name="Textbody">0</text:p>
          </table:table-cell>
          <table:table-cell table:style-name="TableCell339">
            <text:p text:style-name="Textbody">1</text:p>
          </table:table-cell>
          <table:table-cell table:style-name="TableCell340">
            <text:p text:style-name="Textbody">2</text:p>
          </table:table-cell>
          <table:table-cell table:style-name="TableCell341">
            <text:p text:style-name="Textbody">3</text:p>
          </table:table-cell>
          <table:table-cell table:style-name="TableCell342">
            <text:p text:style-name="Textbody">4</text:p>
          </table:table-cell>
          <table:table-cell table:style-name="TableCell343">
            <text:p text:style-name="Textbody">5</text:p>
          </table:table-cell>
          <table:table-cell table:style-name="TableCell344">
            <text:p text:style-name="Textbody">6</text:p>
          </table:table-cell>
          <table:table-cell table:style-name="TableCell345">
            <text:p text:style-name="Textbody">7</text:p>
          </table:table-cell>
          <table:table-cell table:style-name="TableCell346">
            <text:p text:style-name="Textbody">8</text:p>
          </table:table-cell>
          <table:table-cell table:style-name="TableCell347">
            <text:p text:style-name="Textbody">9</text:p>
          </table:table-cell>
          <table:table-cell table:style-name="TableCell348">
            <text:p text:style-name="Textbody">A</text:p>
          </table:table-cell>
          <table:table-cell table:style-name="TableCell349">
            <text:p text:style-name="Textbody">B</text:p>
          </table:table-cell>
          <table:table-cell table:style-name="TableCell350">
            <text:p text:style-name="Textbody">C</text:p>
          </table:table-cell>
          <table:table-cell table:style-name="TableCell351">
            <text:p text:style-name="Textbody">D</text:p>
          </table:table-cell>
          <table:table-cell table:style-name="TableCell352">
            <text:p text:style-name="Textbody">E</text:p>
          </table:table-cell>
          <table:table-cell table:style-name="TableCell353">
            <text:p text:style-name="Textbody">F</text:p>
          </table:table-cell>
        </table:table-row>
        <table:table-row table:style-name="TableRow354">
          <table:table-cell table:style-name="TableCell355">
            <text:p text:style-name="Textbody">00</text:p>
          </table:table-cell>
          <table:table-cell table:style-name="TableCell356">
            <text:p text:style-name="Textbody">ID</text:p>
          </table:table-cell>
          <table:table-cell table:style-name="TableCell357">
            <text:p text:style-name="Textbody">Size</text:p>
          </table:table-cell>
          <table:table-cell table:style-name="TableCell358" table:number-columns-spanned="2">
            <text:p text:style-name="Textbody">LID</text:p>
          </table:table-cell>
          <table:covered-table-cell/>
          <table:table-cell table:style-name="TableCell359">
            <text:p text:style-name="Textbody">Plrs</text:p>
          </table:table-cell>
          <table:table-cell table:style-name="TableCell360">
            <text:p text:style-name="Textbody">Max</text:p>
          </table:table-cell>
          <table:table-cell table:style-name="TableCell361">
            <text:p text:style-name="Textbody">MID</text:p>
          </table:table-cell>
          <table:table-cell table:style-name="TableCell362" table:number-columns-spanned="9">
            <text:p text:style-name="Textbody">Host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3">
          <table:table-cell table:style-name="TableCell364">
            <text:p text:style-name="Textbody">01</text:p>
          </table:table-cell>
          <table:table-cell table:style-name="TableCell365">
            <text:p text:style-name="Textbody">cont</text:p>
          </table:table-cell>
          <table:table-cell table:style-name="TableCell366">
            <text:p text:style-name="Textbody"/>
          </table:table-cell>
          <table:table-cell table:style-name="TableCell367">
            <text:p text:style-name="Textbody"/>
          </table:table-cell>
          <table:table-cell table:style-name="TableCell368">
            <text:p text:style-name="Textbody"/>
          </table:table-cell>
          <table:table-cell table:style-name="TableCell369">
            <text:p text:style-name="Textbody"/>
          </table:table-cell>
          <table:table-cell table:style-name="TableCell370">
            <text:p text:style-name="Textbody"/>
          </table:table-cell>
          <table:table-cell table:style-name="TableCell371">
            <text:p text:style-name="Textbody"/>
          </table:table-cell>
          <table:table-cell table:style-name="TableCell372">
            <text:p text:style-name="Textbody"/>
          </table:table-cell>
          <table:table-cell table:style-name="TableCell373">
            <text:p text:style-name="Textbody"/>
          </table:table-cell>
          <table:table-cell table:style-name="TableCell374">
            <text:p text:style-name="Textbody"/>
          </table:table-cell>
          <table:table-cell table:style-name="TableCell375">
            <text:p text:style-name="Textbody"/>
          </table:table-cell>
          <table:table-cell table:style-name="TableCell376">
            <text:p text:style-name="Textbody"/>
          </table:table-cell>
          <table:table-cell table:style-name="TableCell377">
            <text:p text:style-name="Textbody"/>
          </table:table-cell>
          <table:table-cell table:style-name="TableCell378">
            <text:p text:style-name="Textbody"/>
          </table:table-cell>
          <table:table-cell table:style-name="TableCell379">
            <text:p text:style-name="Textbody"/>
          </table:table-cell>
          <table:table-cell table:style-name="TableCell380">
            <text:p text:style-name="Textbody"/>
          </table:table-cell>
        </table:table-row>
      </table:table>
      <text:p text:style-name="Textbody"/>
      <text:p text:style-name="Textbody">LID: lobby’s unique ID</text:p>
      <text:p text:style-name="Textbody">Plrs: Players currently in lobby</text:p>
      <text:p text:style-name="Textbody">Max: maximum players in lobby</text:p>
      <text:p text:style-name="Textbody">MID: Map ID</text:p>
      <text:p text:style-name="Textbody">Host Name: username of host</text:p>
      <text:p text:style-name="Textbody">(bytes are repeated for each lobby up to a maximum of 16 lobbies)</text:p>
      <text:p text:style-name="Textbody"/>
      <text:p text:style-name="Textbody"/>
      <text:h text:style-name="Heading2" text:outline-level="2">Game Load – 0x10</text:h>
      <text:h text:style-name="Heading3" text:outline-level="3">Purpose</text:h>
      <text:p text:style-name="Textbody">This packet is sent when the game is started after lobby countdown to start loading of map.</text:p>
      <text:h text:style-name="Heading3" text:outline-level="3">Size</text:h>
      <text:p text:style-name="Textbody">The size of the packet in bytes.</text:p>
      <text:h text:style-name="Heading3" text:outline-level="3">Structure</text:h>
      <table:table table:style-name="Table381">
        <table:table-columns>
          <table:table-column table:style-name="TableColumn382"/>
          <table:table-column table:style-name="TableColumn383"/>
          <table:table-column table:style-name="TableColumn384"/>
          <table:table-column table:style-name="TableColumn385"/>
          <table:table-column table:style-name="TableColumn386"/>
          <table:table-column table:style-name="TableColumn387"/>
          <table:table-column table:style-name="TableColumn388"/>
          <table:table-column table:style-name="TableColumn389"/>
          <table:table-column table:style-name="TableColumn390"/>
          <table:table-column table:style-name="TableColumn391"/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  <table:table-column table:style-name="TableColumn397"/>
          <table:table-column table:style-name="TableColumn398"/>
        </table:table-columns>
        <table:table-row table:style-name="TableRow399">
          <table:table-cell table:style-name="TableCell400">
            <text:p text:style-name="TableContents"/>
          </table:table-cell>
          <table:table-cell table:style-name="TableCell401">
            <text:p text:style-name="TableContents">0</text:p>
          </table:table-cell>
          <table:table-cell table:style-name="TableCell402">
            <text:p text:style-name="TableContents">1</text:p>
          </table:table-cell>
          <table:table-cell table:style-name="TableCell403">
            <text:p text:style-name="TableContents">2</text:p>
          </table:table-cell>
          <table:table-cell table:style-name="TableCell404">
            <text:p text:style-name="TableContents">3</text:p>
          </table:table-cell>
          <table:table-cell table:style-name="TableCell405">
            <text:p text:style-name="TableContents">4</text:p>
          </table:table-cell>
          <table:table-cell table:style-name="TableCell406">
            <text:p text:style-name="TableContents">5</text:p>
          </table:table-cell>
          <table:table-cell table:style-name="TableCell407">
            <text:p text:style-name="TableContents">6</text:p>
          </table:table-cell>
          <table:table-cell table:style-name="TableCell408">
            <text:p text:style-name="TableContents">7</text:p>
          </table:table-cell>
          <table:table-cell table:style-name="TableCell409">
            <text:p text:style-name="TableContents">8</text:p>
          </table:table-cell>
          <table:table-cell table:style-name="TableCell410">
            <text:p text:style-name="TableContents">9</text:p>
          </table:table-cell>
          <table:table-cell table:style-name="TableCell411">
            <text:p text:style-name="TableContents">A</text:p>
          </table:table-cell>
          <table:table-cell table:style-name="TableCell412">
            <text:p text:style-name="TableContents">B</text:p>
          </table:table-cell>
          <table:table-cell table:style-name="TableCell413">
            <text:p text:style-name="TableContents">C</text:p>
          </table:table-cell>
          <table:table-cell table:style-name="TableCell414">
            <text:p text:style-name="TableContents">D</text:p>
          </table:table-cell>
          <table:table-cell table:style-name="TableCell415">
            <text:p text:style-name="TableContents">E</text:p>
          </table:table-cell>
          <table:table-cell table:style-name="TableCell416">
            <text:p text:style-name="TableContents">F</text:p>
          </table:table-cell>
        </table:table-row>
        <table:table-row table:style-name="TableRow417">
          <table:table-cell table:style-name="TableCell418">
            <text:p text:style-name="TableContents">00</text:p>
          </table:table-cell>
          <table:table-cell table:style-name="TableCell419">
            <text:p text:style-name="TableContents">ID</text:p>
          </table:table-cell>
          <table:table-cell table:style-name="TableCell420">
            <text:p text:style-name="TableContents">Size</text:p>
          </table:table-cell>
          <table:table-cell table:style-name="TableCell421">
            <text:p text:style-name="TableContents">MID</text:p>
          </table:table-cell>
          <table:table-cell table:style-name="TableCell422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ID: Map ID for each client to load.</text:p>
      <text:p text:style-name="Textbody">Notes: Because the maps are small and in 2D only, it is expected that load times will be unnoticeable. <text:s/>Thus, there is no loading screen and no waiting on players loading.</text:p>
      <text:h text:style-name="Heading2" text:outline-level="2">Entity Update – 0x11</text:h>
      <text:h text:style-name="Heading3" text:outline-level="3">Purpose</text:h>
      <text:p text:style-name="Textbody">This packet is used for any information pertaining to any entity (both units and capture points). <text:s/></text:p>
      <text:h text:style-name="Heading3" text:outline-level="3">Size</text:h>
      <text:p text:style-name="Textbody">0x0A</text:p>
      <text:h text:style-name="Heading3" text:outline-level="3">Structure</text:h>
      <table:table table:style-name="Table423">
        <table:table-columns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TableContents"/>
          </table:table-cell>
          <table:table-cell table:style-name="TableCell443">
            <text:p text:style-name="TableContents">0</text:p>
          </table:table-cell>
          <table:table-cell table:style-name="TableCell444">
            <text:p text:style-name="TableContents">1</text:p>
          </table:table-cell>
          <table:table-cell table:style-name="TableCell445">
            <text:p text:style-name="TableContents">2</text:p>
          </table:table-cell>
          <table:table-cell table:style-name="TableCell446">
            <text:p text:style-name="TableContents">3</text:p>
          </table:table-cell>
          <table:table-cell table:style-name="TableCell447">
            <text:p text:style-name="TableContents">4</text:p>
          </table:table-cell>
          <table:table-cell table:style-name="TableCell448">
            <text:p text:style-name="TableContents">5</text:p>
          </table:table-cell>
          <table:table-cell table:style-name="TableCell449">
            <text:p text:style-name="TableContents">6</text:p>
          </table:table-cell>
          <table:table-cell table:style-name="TableCell450">
            <text:p text:style-name="TableContents">7</text:p>
          </table:table-cell>
          <table:table-cell table:style-name="TableCell451">
            <text:p text:style-name="TableContents">8</text:p>
          </table:table-cell>
          <table:table-cell table:style-name="TableCell452">
            <text:p text:style-name="TableContents">9</text:p>
          </table:table-cell>
          <table:table-cell table:style-name="TableCell453">
            <text:p text:style-name="TableContents">A</text:p>
          </table:table-cell>
          <table:table-cell table:style-name="TableCell454">
            <text:p text:style-name="TableContents">B</text:p>
          </table:table-cell>
          <table:table-cell table:style-name="TableCell455">
            <text:p text:style-name="TableContents">C</text:p>
          </table:table-cell>
          <table:table-cell table:style-name="TableCell456">
            <text:p text:style-name="TableContents">D</text:p>
          </table:table-cell>
          <table:table-cell table:style-name="TableCell457">
            <text:p text:style-name="TableContents">E</text:p>
          </table:table-cell>
          <table:table-cell table:style-name="TableCell458">
            <text:p text:style-name="TableContents">F</text:p>
          </table:table-cell>
        </table:table-row>
        <table:table-row table:style-name="TableRow459">
          <table:table-cell table:style-name="TableCell460">
            <text:p text:style-name="TableContents">00</text:p>
          </table:table-cell>
          <table:table-cell table:style-name="TableCell461">
            <text:p text:style-name="TableContents">ID</text:p>
          </table:table-cell>
          <table:table-cell table:style-name="TableCell462">
            <text:p text:style-name="TableContents">Size</text:p>
          </table:table-cell>
          <table:table-cell table:style-name="TableCell463" table:number-columns-spanned="2">
            <text:p text:style-name="TableContents">UID</text:p>
          </table:table-cell>
          <table:covered-table-cell/>
          <table:table-cell table:style-name="TableCell464">
            <text:p text:style-name="TableContents">Type</text:p>
          </table:table-cell>
          <table:table-cell table:style-name="TableCell465">
            <text:p text:style-name="TableContents">Clr</text:p>
          </table:table-cell>
          <table:table-cell table:style-name="TableCell466">
            <text:p text:style-name="TableContents">P#</text:p>
          </table:table-cell>
          <table:table-cell table:style-name="TableCell467">
            <text:p text:style-name="TableContents">XP</text:p>
          </table:table-cell>
          <table:table-cell table:style-name="TableCell468">
            <text:p text:style-name="TableContents">YP</text:p>
          </table:table-cell>
          <table:table-cell table:style-name="TableCell469">
            <text:p text:style-name="TableContents">HP</text:p>
          </table:table-cell>
          <table:table-cell table:style-name="TableCell470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(server-side ID). <text:s/>Stored in client but not visible to user.</text:p>
      <text:p text:style-name="Textbody">Type: Unit type.</text:p>
      <text:p text:style-name="Textbody">Clr: Unit color.</text:p>
      <text:p text:style-name="Textbody">P#: Unit owner (player).</text:p>
      <text:p text:style-name="Textbody">XP: X position.</text:p>
      <text:p text:style-name="Textbody">YP: Y Position.</text:p>
      <text:p text:style-name="Textbody">HP: Hit Points</text:p>
      <text:h text:style-name="Heading2" text:outline-level="2">Player Definition – 0x12</text:h>
      <text:h text:style-name="Heading3" text:outline-level="3">Purpose</text:h>
      <text:p text:style-name="Textbody">This packet will describe the initial game state. <text:s/>It will detail player IDs, names, colors, and team.</text:p>
      <text:h text:style-name="Heading3" text:outline-level="3">Size</text:h>
      <text:p text:style-name="Textbody">0x13</text:p>
      <text:h text:style-name="Heading3" text:outline-level="3">Structure</text:h>
      <table:table table:style-name="Table471">
        <table:table-columns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  <table:table-column table:style-name="TableColumn480"/>
          <table:table-column table:style-name="TableColumn481"/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>
            <text:p text:style-name="TableContents"/>
          </table:table-cell>
          <table:table-cell table:style-name="TableCell491">
            <text:p text:style-name="TableContents">0</text:p>
          </table:table-cell>
          <table:table-cell table:style-name="TableCell492">
            <text:p text:style-name="TableContents">1</text:p>
          </table:table-cell>
          <table:table-cell table:style-name="TableCell493">
            <text:p text:style-name="TableContents">2</text:p>
          </table:table-cell>
          <table:table-cell table:style-name="TableCell494">
            <text:p text:style-name="TableContents">3</text:p>
          </table:table-cell>
          <table:table-cell table:style-name="TableCell495">
            <text:p text:style-name="TableContents">4</text:p>
          </table:table-cell>
          <table:table-cell table:style-name="TableCell496">
            <text:p text:style-name="TableContents">5</text:p>
          </table:table-cell>
          <table:table-cell table:style-name="TableCell497">
            <text:p text:style-name="TableContents">6</text:p>
          </table:table-cell>
          <table:table-cell table:style-name="TableCell498">
            <text:p text:style-name="TableContents">7</text:p>
          </table:table-cell>
          <table:table-cell table:style-name="TableCell499">
            <text:p text:style-name="TableContents">8</text:p>
          </table:table-cell>
          <table:table-cell table:style-name="TableCell500">
            <text:p text:style-name="TableContents">9</text:p>
          </table:table-cell>
          <table:table-cell table:style-name="TableCell501">
            <text:p text:style-name="TableContents">A</text:p>
          </table:table-cell>
          <table:table-cell table:style-name="TableCell502">
            <text:p text:style-name="TableContents">B</text:p>
          </table:table-cell>
          <table:table-cell table:style-name="TableCell503">
            <text:p text:style-name="TableContents">C</text:p>
          </table:table-cell>
          <table:table-cell table:style-name="TableCell504">
            <text:p text:style-name="TableContents">D</text:p>
          </table:table-cell>
          <table:table-cell table:style-name="TableCell505">
            <text:p text:style-name="TableContents">E</text:p>
          </table:table-cell>
          <table:table-cell table:style-name="TableCell506">
            <text:p text:style-name="TableContents">F</text:p>
          </table:table-cell>
        </table:table-row>
        <table:table-row table:style-name="TableRow507">
          <table:table-cell table:style-name="TableCell508">
            <text:p text:style-name="TableContents">00</text:p>
          </table:table-cell>
          <table:table-cell table:style-name="TableCell509">
            <text:p text:style-name="TableContents">ID</text:p>
          </table:table-cell>
          <table:table-cell table:style-name="TableCell510">
            <text:p text:style-name="TableContents">Size</text:p>
          </table:table-cell>
          <table:table-cell table:style-name="TableCell511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512" table:number-columns-spanned="10">
            <text:p text:style-name="TableContents">Player 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3">
          <table:table-cell table:style-name="TableCell514">
            <text:p text:style-name="TableContents">10</text:p>
          </table:table-cell>
          <table:table-cell table:style-name="TableCell515">
            <text:p text:style-name="TableContents">Clr</text:p>
          </table:table-cell>
          <table:table-cell table:style-name="TableCell516">
            <text:p text:style-name="TableContents">Tm</text:p>
          </table:table-cell>
          <table:table-cell table:style-name="TableCell517">
            <text:p text:style-name="TableContents">P#</text:p>
          </table:table-cell>
          <table:table-cell table:style-name="TableCell518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layer ID: Server-side player ID</text:p>
      <text:p text:style-name="Textbody">Player Name: 10 character player name</text:p>
      <text:p text:style-name="Textbody">Clr: Player color.</text:p>
      <text:p text:style-name="Textbody">Tm: Player team.</text:p>
      <text:p text:style-name="Textbody">P#: Player number</text:p>
      <text:h text:style-name="Heading2" text:outline-level="2">Turn Change – 0x13</text:h>
      <text:h text:style-name="Heading3" text:outline-level="3">Purpose</text:h>
      <text:p text:style-name="Textbody">This packet is used to notify all clients of a turn change.</text:p>
      <text:h text:style-name="Heading3" text:outline-level="3">Size</text:h>
      <text:p text:style-name="Textbody">0x03</text:p>
      <text:h text:style-name="Heading3" text:outline-level="3">Structure</text:h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</table:table-columns>
        <table:table-row table:style-name="TableRow537">
          <table:table-cell table:style-name="TableCell538">
            <text:p text:style-name="TableContents"/>
          </table:table-cell>
          <table:table-cell table:style-name="TableCell539">
            <text:p text:style-name="TableContents">0</text:p>
          </table:table-cell>
          <table:table-cell table:style-name="TableCell540">
            <text:p text:style-name="TableContents">1</text:p>
          </table:table-cell>
          <table:table-cell table:style-name="TableCell541">
            <text:p text:style-name="TableContents">2</text:p>
          </table:table-cell>
          <table:table-cell table:style-name="TableCell542">
            <text:p text:style-name="TableContents">3</text:p>
          </table:table-cell>
          <table:table-cell table:style-name="TableCell543">
            <text:p text:style-name="TableContents">4</text:p>
          </table:table-cell>
          <table:table-cell table:style-name="TableCell544">
            <text:p text:style-name="TableContents">5</text:p>
          </table:table-cell>
          <table:table-cell table:style-name="TableCell545">
            <text:p text:style-name="TableContents">6</text:p>
          </table:table-cell>
          <table:table-cell table:style-name="TableCell546">
            <text:p text:style-name="TableContents">7</text:p>
          </table:table-cell>
          <table:table-cell table:style-name="TableCell547">
            <text:p text:style-name="TableContents">8</text:p>
          </table:table-cell>
          <table:table-cell table:style-name="TableCell548">
            <text:p text:style-name="TableContents">9</text:p>
          </table:table-cell>
          <table:table-cell table:style-name="TableCell549">
            <text:p text:style-name="TableContents">A</text:p>
          </table:table-cell>
          <table:table-cell table:style-name="TableCell550">
            <text:p text:style-name="TableContents">B</text:p>
          </table:table-cell>
          <table:table-cell table:style-name="TableCell551">
            <text:p text:style-name="TableContents">C</text:p>
          </table:table-cell>
          <table:table-cell table:style-name="TableCell552">
            <text:p text:style-name="TableContents">D</text:p>
          </table:table-cell>
          <table:table-cell table:style-name="TableCell553">
            <text:p text:style-name="TableContents">E</text:p>
          </table:table-cell>
          <table:table-cell table:style-name="TableCell554">
            <text:p text:style-name="TableContents">F</text:p>
          </table:table-cell>
        </table:table-row>
        <table:table-row table:style-name="TableRow555">
          <table:table-cell table:style-name="TableCell556">
            <text:p text:style-name="TableContents">00</text:p>
          </table:table-cell>
          <table:table-cell table:style-name="TableCell557">
            <text:p text:style-name="TableContents">ID</text:p>
          </table:table-cell>
          <table:table-cell table:style-name="TableCell558">
            <text:p text:style-name="TableContents">Size</text:p>
          </table:table-cell>
          <table:table-cell table:style-name="TableCell559">
            <text:p text:style-name="TableContents">P#</text:p>
          </table:table-cell>
          <table:table-cell table:style-name="TableCell560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P#: Player number who's turn it has changed to.</text:p>
      <text:h text:style-name="Heading2" text:outline-level="2">Player Update – 0x14</text:h>
      <text:h text:style-name="Heading3" text:outline-level="3">Purpose</text:h>
      <text:p text:style-name="Textbody">This packet is sent whenever a player's information changes. <text:s/>It is only sent to the player whose information has changed, as the information inside is not visible to the other players. <text:s/>It is typically sent at the start of a turn, when the player produces a unit, or when one of the players units destroys another unit.</text:p>
      <text:h text:style-name="Heading3" text:outline-level="3">Size</text:h>
      <text:p text:style-name="Textbody">0x0A</text:p>
      <text:h text:style-name="Heading3" text:outline-level="3">Structure</text:h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  <table:table-column table:style-name="TableColumn568"/>
          <table:table-column table:style-name="TableColumn569"/>
          <table:table-column table:style-name="TableColumn570"/>
          <table:table-column table:style-name="TableColumn571"/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</table:table-columns>
        <table:table-row table:style-name="TableRow579">
          <table:table-cell table:style-name="TableCell580">
            <text:p text:style-name="TableContents"/>
          </table:table-cell>
          <table:table-cell table:style-name="TableCell581">
            <text:p text:style-name="TableContents">0</text:p>
          </table:table-cell>
          <table:table-cell table:style-name="TableCell582">
            <text:p text:style-name="TableContents">1</text:p>
          </table:table-cell>
          <table:table-cell table:style-name="TableCell583">
            <text:p text:style-name="TableContents">2</text:p>
          </table:table-cell>
          <table:table-cell table:style-name="TableCell584">
            <text:p text:style-name="TableContents">3</text:p>
          </table:table-cell>
          <table:table-cell table:style-name="TableCell585">
            <text:p text:style-name="TableContents">4</text:p>
          </table:table-cell>
          <table:table-cell table:style-name="TableCell586">
            <text:p text:style-name="TableContents">5</text:p>
          </table:table-cell>
          <table:table-cell table:style-name="TableCell587">
            <text:p text:style-name="TableContents">6</text:p>
          </table:table-cell>
          <table:table-cell table:style-name="TableCell588">
            <text:p text:style-name="TableContents">7</text:p>
          </table:table-cell>
          <table:table-cell table:style-name="TableCell589">
            <text:p text:style-name="TableContents">8</text:p>
          </table:table-cell>
          <table:table-cell table:style-name="TableCell590">
            <text:p text:style-name="TableContents">9</text:p>
          </table:table-cell>
          <table:table-cell table:style-name="TableCell591">
            <text:p text:style-name="TableContents">A</text:p>
          </table:table-cell>
          <table:table-cell table:style-name="TableCell592">
            <text:p text:style-name="TableContents">B</text:p>
          </table:table-cell>
          <table:table-cell table:style-name="TableCell593">
            <text:p text:style-name="TableContents">C</text:p>
          </table:table-cell>
          <table:table-cell table:style-name="TableCell594">
            <text:p text:style-name="TableContents">D</text:p>
          </table:table-cell>
          <table:table-cell table:style-name="TableCell595">
            <text:p text:style-name="TableContents">E</text:p>
          </table:table-cell>
          <table:table-cell table:style-name="TableCell596">
            <text:p text:style-name="TableContents">F</text:p>
          </table:table-cell>
        </table:table-row>
        <table:table-row table:style-name="TableRow597">
          <table:table-cell table:style-name="TableCell598">
            <text:p text:style-name="TableContents">00</text:p>
          </table:table-cell>
          <table:table-cell table:style-name="TableCell599">
            <text:p text:style-name="TableContents">ID</text:p>
          </table:table-cell>
          <table:table-cell table:style-name="TableCell600">
            <text:p text:style-name="TableContents">Size</text:p>
          </table:table-cell>
          <table:table-cell table:style-name="TableCell601" table:number-columns-spanned="4">
            <text:p text:style-name="TableContents">Money</text:p>
          </table:table-cell>
          <table:covered-table-cell/>
          <table:covered-table-cell/>
          <table:covered-table-cell/>
          <table:table-cell table:style-name="TableCell602" table:number-columns-spanned="4">
            <text:p text:style-name="TableContents">Score</text:p>
          </table:table-cell>
          <table:covered-table-cell/>
          <table:covered-table-cell/>
          <table:covered-table-cell/>
          <table:table-cell table:style-name="TableCell603" table:number-columns-spanned="6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 unit performs an action. <text:s/>This includes moving, attacking, or capturing a point.</text:p>
      <text:h text:style-name="Heading3" text:outline-level="3">Size</text:h>
      <text:p text:style-name="Textbody">0x0B.</text:p>
      <text:h text:style-name="Heading3" text:outline-level="3">Structure</text:h>
      <table:table table:style-name="Table604">
        <table:table-columns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</table:table-columns>
        <table:table-row table:style-name="TableRow622">
          <table:table-cell table:style-name="TableCell623">
            <text:p text:style-name="TableContents"/>
          </table:table-cell>
          <table:table-cell table:style-name="TableCell624">
            <text:p text:style-name="TableContents">0</text:p>
          </table:table-cell>
          <table:table-cell table:style-name="TableCell625">
            <text:p text:style-name="TableContents">1</text:p>
          </table:table-cell>
          <table:table-cell table:style-name="TableCell626">
            <text:p text:style-name="TableContents">2</text:p>
          </table:table-cell>
          <table:table-cell table:style-name="TableCell627">
            <text:p text:style-name="TableContents">3</text:p>
          </table:table-cell>
          <table:table-cell table:style-name="TableCell628">
            <text:p text:style-name="TableContents">4</text:p>
          </table:table-cell>
          <table:table-cell table:style-name="TableCell629">
            <text:p text:style-name="TableContents">5</text:p>
          </table:table-cell>
          <table:table-cell table:style-name="TableCell630">
            <text:p text:style-name="TableContents">6</text:p>
          </table:table-cell>
          <table:table-cell table:style-name="TableCell631">
            <text:p text:style-name="TableContents">7</text:p>
          </table:table-cell>
          <table:table-cell table:style-name="TableCell632">
            <text:p text:style-name="TableContents">8</text:p>
          </table:table-cell>
          <table:table-cell table:style-name="TableCell633">
            <text:p text:style-name="TableContents">9</text:p>
          </table:table-cell>
          <table:table-cell table:style-name="TableCell634">
            <text:p text:style-name="TableContents">A</text:p>
          </table:table-cell>
          <table:table-cell table:style-name="TableCell635">
            <text:p text:style-name="TableContents">B</text:p>
          </table:table-cell>
          <table:table-cell table:style-name="TableCell636">
            <text:p text:style-name="TableContents">C</text:p>
          </table:table-cell>
          <table:table-cell table:style-name="TableCell637">
            <text:p text:style-name="TableContents">D</text:p>
          </table:table-cell>
          <table:table-cell table:style-name="TableCell638">
            <text:p text:style-name="TableContents">E</text:p>
          </table:table-cell>
          <table:table-cell table:style-name="TableCell639">
            <text:p text:style-name="TableContents">F</text:p>
          </table:table-cell>
        </table:table-row>
        <table:table-row table:style-name="TableRow640">
          <table:table-cell table:style-name="TableCell641">
            <text:p text:style-name="TableContents">00</text:p>
          </table:table-cell>
          <table:table-cell table:style-name="TableCell642">
            <text:p text:style-name="TableContents">ID</text:p>
          </table:table-cell>
          <table:table-cell table:style-name="TableCell643">
            <text:p text:style-name="TableContents">Size</text:p>
          </table:table-cell>
          <table:table-cell table:style-name="TableCell644" table:number-columns-spanned="2">
            <text:p text:style-name="TableContents">UID</text:p>
          </table:table-cell>
          <table:covered-table-cell/>
          <table:table-cell table:style-name="TableCell645">
            <text:p text:style-name="TableContents">XP</text:p>
          </table:table-cell>
          <table:table-cell table:style-name="TableCell646">
            <text:p text:style-name="TableContents">YP</text:p>
          </table:table-cell>
          <table:table-cell table:style-name="TableCell647">
            <text:p text:style-name="TableContents">Ac</text:p>
          </table:table-cell>
          <table:table-cell table:style-name="TableCell648" table:number-columns-spanned="2">
            <text:p text:style-name="Standard">TUID</text:p>
          </table:table-cell>
          <table:covered-table-cell/>
          <table:table-cell table:style-name="TableCell649">
            <text:p text:style-name="TableContents">Dmg</text:p>
          </table:table-cell>
          <table:table-cell table:style-name="TableCell650">
            <text:p text:style-name="TableContents">TDmg</text:p>
          </table:table-cell>
          <table:table-cell table:style-name="TableCell651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 unit ID initiating action (position after moving)</text:p>
      <text:p text:style-name="Textbody">Ac: Action taken.</text:p>
      <text:p text:style-name="Textbody">TUID: Target Unit ID.</text:p>
      <text:p text:style-name="Textbody">Dmg:<text:s/>Damage to<text:s/>unit initiating<text:s/>action.</text:p>
      <text:p text:style-name="Textbody">TDmg:<text:s/>Damage to unit initiated on.<text:s text:c="2"/>Capture point progress also appears here.</text:p>
      <text:p text:style-name="Textbody"/>
      <text:p text:style-name="Textbody">Ac values:</text:p>
      <text:p text:style-name="Textbody">0 – Move</text:p>
      <text:p text:style-name="Textbody">1 – Attack</text:p>
      <text:p text:style-name="Textbody">2 – Capture</text:p>
      <text:p text:style-name="Textbody">3 – Produce</text:p>
      <text:p text:style-name="Textbody"/>
      <text:h text:style-name="Heading2" text:outline-level="2">Player defeated – 0x16</text:h>
      <text:h text:style-name="Heading3" text:outline-level="3">Purpose</text:h>
      <text:p text:style-name="Textbody">This packet is sent when a player has no units or captured points left.</text:p>
      <text:h text:style-name="Heading3" text:outline-level="3">Size</text:h>
      <text:p text:style-name="Textbody">0x07</text:p>
      <text:h text:style-name="Heading3" text:outline-level="3">Structure</text:h>
      <table:table table:style-name="Table652">
        <table:table-columns>
          <table:table-column table:style-name="TableColumn653"/>
          <table:table-column table:style-name="TableColumn654"/>
          <table:table-column table:style-name="TableColumn655"/>
          <table:table-column table:style-name="TableColumn656"/>
          <table:table-column table:style-name="TableColumn657"/>
          <table:table-column table:style-name="TableColumn658"/>
          <table:table-column table:style-name="TableColumn659"/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</table:table-columns>
        <table:table-row table:style-name="TableRow670">
          <table:table-cell table:style-name="TableCell671">
            <text:p text:style-name="TableContents"/>
          </table:table-cell>
          <table:table-cell table:style-name="TableCell672">
            <text:p text:style-name="TableContents">0</text:p>
          </table:table-cell>
          <table:table-cell table:style-name="TableCell673">
            <text:p text:style-name="TableContents">1</text:p>
          </table:table-cell>
          <table:table-cell table:style-name="TableCell674">
            <text:p text:style-name="TableContents">2</text:p>
          </table:table-cell>
          <table:table-cell table:style-name="TableCell675">
            <text:p text:style-name="TableContents">3</text:p>
          </table:table-cell>
          <table:table-cell table:style-name="TableCell676">
            <text:p text:style-name="TableContents">4</text:p>
          </table:table-cell>
          <table:table-cell table:style-name="TableCell677">
            <text:p text:style-name="TableContents">5</text:p>
          </table:table-cell>
          <table:table-cell table:style-name="TableCell678">
            <text:p text:style-name="TableContents">6</text:p>
          </table:table-cell>
          <table:table-cell table:style-name="TableCell679">
            <text:p text:style-name="TableContents">7</text:p>
          </table:table-cell>
          <table:table-cell table:style-name="TableCell680">
            <text:p text:style-name="TableContents">8</text:p>
          </table:table-cell>
          <table:table-cell table:style-name="TableCell681">
            <text:p text:style-name="TableContents">9</text:p>
          </table:table-cell>
          <table:table-cell table:style-name="TableCell682">
            <text:p text:style-name="TableContents">A</text:p>
          </table:table-cell>
          <table:table-cell table:style-name="TableCell683">
            <text:p text:style-name="TableContents">B</text:p>
          </table:table-cell>
          <table:table-cell table:style-name="TableCell684">
            <text:p text:style-name="TableContents">C</text:p>
          </table:table-cell>
          <table:table-cell table:style-name="TableCell685">
            <text:p text:style-name="TableContents">D</text:p>
          </table:table-cell>
          <table:table-cell table:style-name="TableCell686">
            <text:p text:style-name="TableContents">E</text:p>
          </table:table-cell>
          <table:table-cell table:style-name="TableCell687">
            <text:p text:style-name="TableContents">F</text:p>
          </table:table-cell>
        </table:table-row>
        <table:table-row table:style-name="TableRow688">
          <table:table-cell table:style-name="TableCell689">
            <text:p text:style-name="TableContents">00</text:p>
          </table:table-cell>
          <table:table-cell table:style-name="TableCell690">
            <text:p text:style-name="TableContents">ID</text:p>
          </table:table-cell>
          <table:table-cell table:style-name="TableCell691">
            <text:p text:style-name="TableContents">Size</text:p>
          </table:table-cell>
          <table:table-cell table:style-name="TableCell692">
            <text:p text:style-name="TableContents">P#</text:p>
          </table:table-cell>
          <table:table-cell table:style-name="TableCell693" table:number-columns-spanned="4">
            <text:p text:style-name="TableContents">Player ID</text:p>
          </table:table-cell>
          <table:covered-table-cell/>
          <table:covered-table-cell/>
          <table:covered-table-cell/>
          <table:table-cell table:style-name="TableCell694">
            <text:p text:style-name="TableContents"/>
          </table:table-cell>
          <table:table-cell table:style-name="TableCell695">
            <text:p text:style-name="TableContents"/>
          </table:table-cell>
          <table:table-cell table:style-name="TableCell696">
            <text:p text:style-name="TableContents"/>
          </table:table-cell>
          <table:table-cell table:style-name="TableCell697">
            <text:p text:style-name="TableContents"/>
          </table:table-cell>
          <table:table-cell table:style-name="TableCell698">
            <text:p text:style-name="TableContents"/>
          </table:table-cell>
          <table:table-cell table:style-name="TableCell699">
            <text:p text:style-name="TableContents"/>
          </table:table-cell>
          <table:table-cell table:style-name="TableCell700">
            <text:p text:style-name="TableContents"/>
          </table:table-cell>
          <table:table-cell table:style-name="TableCell701">
            <text:p text:style-name="TableContents"/>
          </table:table-cell>
          <table:table-cell table:style-name="TableCell702">
            <text:p text:style-name="TableContents"/>
          </table:table-cell>
        </table:table-row>
      </table:table>
      <text:p text:style-name="Textbody"/>
      <text:p text:style-name="Textbody">P#: Player Number</text:p>
      <text:p text:style-name="Textbody">Player ID: Server-side ID</text:p>
      <text:p text:style-name="Textbody"/>
      <text:h text:style-name="Heading2" text:outline-level="2">Game Over – 0x17</text:h>
      <text:h text:style-name="Heading3" text:outline-level="3">Purpose</text:h>
      <text:p text:style-name="Textbody">This packet is sent when the game ends.</text:p>
      <text:h text:style-name="Heading3" text:outline-level="3">Size</text:h>
      <text:p text:style-name="Textbody">0x07</text:p>
      <text:h text:style-name="Heading3" text:outline-level="3">Structure</text:h>
      <table:table table:style-name="Table703">
        <table:table-columns>
          <table:table-column table:style-name="TableColumn704"/>
          <table:table-column table:style-name="TableColumn705"/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  <table:table-column table:style-name="TableColumn712"/>
          <table:table-column table:style-name="TableColumn713"/>
          <table:table-column table:style-name="TableColumn714"/>
          <table:table-column table:style-name="TableColumn715"/>
          <table:table-column table:style-name="TableColumn716"/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TableContents"/>
          </table:table-cell>
          <table:table-cell table:style-name="TableCell723">
            <text:p text:style-name="TableContents">0</text:p>
          </table:table-cell>
          <table:table-cell table:style-name="TableCell724">
            <text:p text:style-name="TableContents">1</text:p>
          </table:table-cell>
          <table:table-cell table:style-name="TableCell725">
            <text:p text:style-name="TableContents">2</text:p>
          </table:table-cell>
          <table:table-cell table:style-name="TableCell726">
            <text:p text:style-name="TableContents">3</text:p>
          </table:table-cell>
          <table:table-cell table:style-name="TableCell727">
            <text:p text:style-name="TableContents">4</text:p>
          </table:table-cell>
          <table:table-cell table:style-name="TableCell728">
            <text:p text:style-name="TableContents">5</text:p>
          </table:table-cell>
          <table:table-cell table:style-name="TableCell729">
            <text:p text:style-name="TableContents">6</text:p>
          </table:table-cell>
          <table:table-cell table:style-name="TableCell730">
            <text:p text:style-name="TableContents">7</text:p>
          </table:table-cell>
          <table:table-cell table:style-name="TableCell731">
            <text:p text:style-name="TableContents">8</text:p>
          </table:table-cell>
          <table:table-cell table:style-name="TableCell732">
            <text:p text:style-name="TableContents">9</text:p>
          </table:table-cell>
          <table:table-cell table:style-name="TableCell733">
            <text:p text:style-name="TableContents">A</text:p>
          </table:table-cell>
          <table:table-cell table:style-name="TableCell734">
            <text:p text:style-name="TableContents">B</text:p>
          </table:table-cell>
          <table:table-cell table:style-name="TableCell735">
            <text:p text:style-name="TableContents">C</text:p>
          </table:table-cell>
          <table:table-cell table:style-name="TableCell736">
            <text:p text:style-name="TableContents">D</text:p>
          </table:table-cell>
          <table:table-cell table:style-name="TableCell737">
            <text:p text:style-name="TableContents">E</text:p>
          </table:table-cell>
          <table:table-cell table:style-name="TableCell738">
            <text:p text:style-name="TableContents">F</text:p>
          </table:table-cell>
        </table:table-row>
        <table:table-row table:style-name="TableRow739">
          <table:table-cell table:style-name="TableCell740">
            <text:p text:style-name="TableContents">00</text:p>
          </table:table-cell>
          <table:table-cell table:style-name="TableCell741">
            <text:p text:style-name="TableContents">ID</text:p>
          </table:table-cell>
          <table:table-cell table:style-name="TableCell742">
            <text:p text:style-name="TableContents">Size</text:p>
          </table:table-cell>
          <table:table-cell table:style-name="TableCell743">
            <text:p text:style-name="TableContents">V#</text:p>
          </table:table-cell>
          <table:table-cell table:style-name="TableCell744" table:number-columns-spanned="4">
            <text:p text:style-name="TableContents">Victor ID</text:p>
          </table:table-cell>
          <table:covered-table-cell/>
          <table:covered-table-cell/>
          <table:covered-table-cell/>
          <table:table-cell table:style-name="TableCell745">
            <text:p text:style-name="TableContents"/>
          </table:table-cell>
          <table:table-cell table:style-name="TableCell746">
            <text:p text:style-name="TableContents"/>
          </table:table-cell>
          <table:table-cell table:style-name="TableCell747">
            <text:p text:style-name="TableContents"/>
          </table:table-cell>
          <table:table-cell table:style-name="TableCell748">
            <text:p text:style-name="TableContents"/>
          </table:table-cell>
          <table:table-cell table:style-name="TableCell749">
            <text:p text:style-name="TableContents"/>
          </table:table-cell>
          <table:table-cell table:style-name="TableCell750">
            <text:p text:style-name="TableContents"/>
          </table:table-cell>
          <table:table-cell table:style-name="TableCell751">
            <text:p text:style-name="TableContents"/>
          </table:table-cell>
          <table:table-cell table:style-name="TableCell752">
            <text:p text:style-name="TableContents"/>
          </table:table-cell>
          <table:table-cell table:style-name="TableCell753">
            <text:p text:style-name="TableContents"/>
          </table:table-cell>
        </table:table-row>
      </table:table>
      <text:p text:style-name="Textbody"/>
      <text:p text:style-name="Textbody">V#: Player Number of Victor</text:p>
      <text:p text:style-name="Textbody">Victor ID: Victor's server-side ID</text:p>
      <text:p text:style-name="Textbody"/>
      <text:h text:style-name="Heading1" text:outline-level="1">Client to Server Packets</text:h>
      <text:p text:style-name="Textbody"/>
      <text:h text:style-name="Heading2" text:outline-level="2">Login – 0x01</text:h>
      <text:h text:style-name="Heading3" text:outline-level="3">Purpose</text:h>
      <text:p text:style-name="Textbody">This packet is sent when the client is attempting to login.</text:p>
      <text:h text:style-name="Heading3" text:outline-level="3">Size</text:h>
      <text:p text:style-name="Textbody">0x1C</text:p>
      <text:h text:style-name="Heading3" text:outline-level="3">Structure</text:h>
      <table:table table:style-name="Table754">
        <table:table-columns>
          <table:table-column table:style-name="TableColumn755"/>
          <table:table-column table:style-name="TableColumn756"/>
          <table:table-column table:style-name="TableColumn757"/>
          <table:table-column table:style-name="TableColumn758"/>
          <table:table-column table:style-name="TableColumn759"/>
          <table:table-column table:style-name="TableColumn760"/>
          <table:table-column table:style-name="TableColumn761"/>
          <table:table-column table:style-name="TableColumn762"/>
          <table:table-column table:style-name="TableColumn763"/>
          <table:table-column table:style-name="TableColumn764"/>
          <table:table-column table:style-name="TableColumn765"/>
          <table:table-column table:style-name="TableColumn766"/>
          <table:table-column table:style-name="TableColumn767"/>
          <table:table-column table:style-name="TableColumn768"/>
          <table:table-column table:style-name="TableColumn769"/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TableContents"/>
          </table:table-cell>
          <table:table-cell table:style-name="TableCell774">
            <text:p text:style-name="TableContents">0</text:p>
          </table:table-cell>
          <table:table-cell table:style-name="TableCell775">
            <text:p text:style-name="TableContents">1</text:p>
          </table:table-cell>
          <table:table-cell table:style-name="TableCell776">
            <text:p text:style-name="TableContents">2</text:p>
          </table:table-cell>
          <table:table-cell table:style-name="TableCell777">
            <text:p text:style-name="TableContents">3</text:p>
          </table:table-cell>
          <table:table-cell table:style-name="TableCell778">
            <text:p text:style-name="TableContents">4</text:p>
          </table:table-cell>
          <table:table-cell table:style-name="TableCell779">
            <text:p text:style-name="TableContents">5</text:p>
          </table:table-cell>
          <table:table-cell table:style-name="TableCell780">
            <text:p text:style-name="TableContents">6</text:p>
          </table:table-cell>
          <table:table-cell table:style-name="TableCell781">
            <text:p text:style-name="TableContents">7</text:p>
          </table:table-cell>
          <table:table-cell table:style-name="TableCell782">
            <text:p text:style-name="TableContents">8</text:p>
          </table:table-cell>
          <table:table-cell table:style-name="TableCell783">
            <text:p text:style-name="TableContents">9</text:p>
          </table:table-cell>
          <table:table-cell table:style-name="TableCell784">
            <text:p text:style-name="TableContents">A</text:p>
          </table:table-cell>
          <table:table-cell table:style-name="TableCell785">
            <text:p text:style-name="TableContents">B</text:p>
          </table:table-cell>
          <table:table-cell table:style-name="TableCell786">
            <text:p text:style-name="TableContents">C</text:p>
          </table:table-cell>
          <table:table-cell table:style-name="TableCell787">
            <text:p text:style-name="TableContents">D</text:p>
          </table:table-cell>
          <table:table-cell table:style-name="TableCell788">
            <text:p text:style-name="TableContents">E</text:p>
          </table:table-cell>
          <table:table-cell table:style-name="TableCell789">
            <text:p text:style-name="TableContents">F</text:p>
          </table:table-cell>
        </table:table-row>
        <table:table-row table:style-name="TableRow790">
          <table:table-cell table:style-name="TableCell791">
            <text:p text:style-name="TableContents">00</text:p>
          </table:table-cell>
          <table:table-cell table:style-name="TableCell792">
            <text:p text:style-name="TableContents">ID</text:p>
          </table:table-cell>
          <table:table-cell table:style-name="TableCell793">
            <text:p text:style-name="TableContents">Size</text:p>
          </table:table-cell>
          <table:table-cell table:style-name="TableCell794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5" table:number-columns-spanned="4">
            <text:p text:style-name="TableContents">Encrypted Password</text:p>
          </table:table-cell>
          <table:covered-table-cell/>
          <table:covered-table-cell/>
          <table:covered-table-cell/>
        </table:table-row>
        <table:table-row table:style-name="TableRow796">
          <table:table-cell table:style-name="TableCell797">
            <text:p text:style-name="TableContents">10</text:p>
          </table:table-cell>
          <table:table-cell table:style-name="TableCell798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99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Account Creation – 0x02</text:h>
      <text:h text:style-name="Heading3" text:outline-level="3">Purpose</text:h>
      <text:p text:style-name="Textbody">This is packet is sent when the client is requesting to create an account.</text:p>
      <text:h text:style-name="Heading3" text:outline-level="3">Size</text:h>
      <text:p text:style-name="Textbody">0x1C</text:p>
      <text:h text:style-name="Heading3" text:outline-level="3">Structure</text:h>
      <table:table table:style-name="Table800">
        <table:table-columns>
          <table:table-column table:style-name="TableColumn801"/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  <table:table-column table:style-name="TableColumn808"/>
          <table:table-column table:style-name="TableColumn809"/>
          <table:table-column table:style-name="TableColumn810"/>
          <table:table-column table:style-name="TableColumn811"/>
          <table:table-column table:style-name="TableColumn812"/>
          <table:table-column table:style-name="TableColumn813"/>
          <table:table-column table:style-name="TableColumn814"/>
          <table:table-column table:style-name="TableColumn815"/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TableContents"/>
          </table:table-cell>
          <table:table-cell table:style-name="TableCell820">
            <text:p text:style-name="TableContents">0</text:p>
          </table:table-cell>
          <table:table-cell table:style-name="TableCell821">
            <text:p text:style-name="TableContents">1</text:p>
          </table:table-cell>
          <table:table-cell table:style-name="TableCell822">
            <text:p text:style-name="TableContents">2</text:p>
          </table:table-cell>
          <table:table-cell table:style-name="TableCell823">
            <text:p text:style-name="TableContents">3</text:p>
          </table:table-cell>
          <table:table-cell table:style-name="TableCell824">
            <text:p text:style-name="TableContents">4</text:p>
          </table:table-cell>
          <table:table-cell table:style-name="TableCell825">
            <text:p text:style-name="TableContents">5</text:p>
          </table:table-cell>
          <table:table-cell table:style-name="TableCell826">
            <text:p text:style-name="TableContents">6</text:p>
          </table:table-cell>
          <table:table-cell table:style-name="TableCell827">
            <text:p text:style-name="TableContents">7</text:p>
          </table:table-cell>
          <table:table-cell table:style-name="TableCell828">
            <text:p text:style-name="TableContents">8</text:p>
          </table:table-cell>
          <table:table-cell table:style-name="TableCell829">
            <text:p text:style-name="TableContents">9</text:p>
          </table:table-cell>
          <table:table-cell table:style-name="TableCell830">
            <text:p text:style-name="TableContents">A</text:p>
          </table:table-cell>
          <table:table-cell table:style-name="TableCell831">
            <text:p text:style-name="TableContents">B</text:p>
          </table:table-cell>
          <table:table-cell table:style-name="TableCell832">
            <text:p text:style-name="TableContents">C</text:p>
          </table:table-cell>
          <table:table-cell table:style-name="TableCell833">
            <text:p text:style-name="TableContents">D</text:p>
          </table:table-cell>
          <table:table-cell table:style-name="TableCell834">
            <text:p text:style-name="TableContents">E</text:p>
          </table:table-cell>
          <table:table-cell table:style-name="TableCell835">
            <text:p text:style-name="TableContents">F</text:p>
          </table:table-cell>
        </table:table-row>
        <table:table-row table:style-name="TableRow836">
          <table:table-cell table:style-name="TableCell837">
            <text:p text:style-name="TableContents">00</text:p>
          </table:table-cell>
          <table:table-cell table:style-name="TableCell838">
            <text:p text:style-name="TableContents">ID</text:p>
          </table:table-cell>
          <table:table-cell table:style-name="TableCell839">
            <text:p text:style-name="TableContents">Size</text:p>
          </table:table-cell>
          <table:table-cell table:style-name="TableCell840" table:number-columns-spanned="10">
            <text:p text:style-name="TableContents">Usern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1" table:number-columns-spanned="4">
            <text:p text:style-name="TableContents">Encrypted Password</text:p>
          </table:table-cell>
          <table:covered-table-cell/>
          <table:covered-table-cell/>
          <table:covered-table-cell/>
        </table:table-row>
        <table:table-row table:style-name="TableRow842">
          <table:table-cell table:style-name="TableCell843">
            <text:p text:style-name="TableContents">10</text:p>
          </table:table-cell>
          <table:table-cell table:style-name="TableCell844" table:number-columns-spanned="12">
            <text:p text:style-name="TableContents">Encrypted Password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5" table:number-columns-spanned="4">
            <text:p text:style-name="TableContents"/>
          </table:table-cell>
          <table:covered-table-cell/>
          <table:covered-table-cell/>
          <table:covered-table-cell/>
        </table:table-row>
      </table:table>
      <text:p text:style-name="Textbody"/>
      <text:h text:style-name="Heading2" text:outline-level="2">Lobby Join – 0x03</text:h>
      <text:h text:style-name="Heading3" text:outline-level="3">Purpose</text:h>
      <text:p text:style-name="Textbody">This packet is sent when the client has requested to join a lobby.</text:p>
      <text:h text:style-name="Heading3" text:outline-level="3">Size</text:h>
      <text:p text:style-name="Textbody">0x04</text:p>
      <text:h text:style-name="Heading3" text:outline-level="3">Structure</text:h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  <table:table-column table:style-name="TableColumn859"/>
          <table:table-column table:style-name="TableColumn860"/>
          <table:table-column table:style-name="TableColumn861"/>
          <table:table-column table:style-name="TableColumn862"/>
          <table:table-column table:style-name="TableColumn863"/>
        </table:table-columns>
        <table:table-row table:style-name="TableRow864">
          <table:table-cell table:style-name="TableCell865">
            <text:p text:style-name="TableContents"/>
          </table:table-cell>
          <table:table-cell table:style-name="TableCell866">
            <text:p text:style-name="TableContents">0</text:p>
          </table:table-cell>
          <table:table-cell table:style-name="TableCell867">
            <text:p text:style-name="TableContents">1</text:p>
          </table:table-cell>
          <table:table-cell table:style-name="TableCell868">
            <text:p text:style-name="TableContents">2</text:p>
          </table:table-cell>
          <table:table-cell table:style-name="TableCell869">
            <text:p text:style-name="TableContents">3</text:p>
          </table:table-cell>
          <table:table-cell table:style-name="TableCell870">
            <text:p text:style-name="TableContents">4</text:p>
          </table:table-cell>
          <table:table-cell table:style-name="TableCell871">
            <text:p text:style-name="TableContents">5</text:p>
          </table:table-cell>
          <table:table-cell table:style-name="TableCell872">
            <text:p text:style-name="TableContents">6</text:p>
          </table:table-cell>
          <table:table-cell table:style-name="TableCell873">
            <text:p text:style-name="TableContents">7</text:p>
          </table:table-cell>
          <table:table-cell table:style-name="TableCell874">
            <text:p text:style-name="TableContents">8</text:p>
          </table:table-cell>
          <table:table-cell table:style-name="TableCell875">
            <text:p text:style-name="TableContents">9</text:p>
          </table:table-cell>
          <table:table-cell table:style-name="TableCell876">
            <text:p text:style-name="TableContents">A</text:p>
          </table:table-cell>
          <table:table-cell table:style-name="TableCell877">
            <text:p text:style-name="TableContents">B</text:p>
          </table:table-cell>
          <table:table-cell table:style-name="TableCell878">
            <text:p text:style-name="TableContents">C</text:p>
          </table:table-cell>
          <table:table-cell table:style-name="TableCell879">
            <text:p text:style-name="TableContents">D</text:p>
          </table:table-cell>
          <table:table-cell table:style-name="TableCell880">
            <text:p text:style-name="TableContents">E</text:p>
          </table:table-cell>
          <table:table-cell table:style-name="TableCell881">
            <text:p text:style-name="TableContents">F</text:p>
          </table:table-cell>
        </table:table-row>
        <table:table-row table:style-name="TableRow882">
          <table:table-cell table:style-name="TableCell883">
            <text:p text:style-name="TableContents">00</text:p>
          </table:table-cell>
          <table:table-cell table:style-name="TableCell884">
            <text:p text:style-name="TableContents">ID</text:p>
          </table:table-cell>
          <table:table-cell table:style-name="TableCell885">
            <text:p text:style-name="TableContents">Size</text:p>
          </table:table-cell>
          <table:table-cell table:style-name="TableCell886" table:number-columns-spanned="2">
            <text:p text:style-name="TableContents">Lobby ID</text:p>
          </table:table-cell>
          <table:covered-table-cell/>
          <table:table-cell table:style-name="TableCell887" table:number-columns-spanned="12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Lobby ID: ID of lobby to join (NOTE: not currently used)</text:p>
      <text:p text:style-name="Textbody"/>
      <text:h text:style-name="Heading2" text:outline-level="2">Lobby Chat – 0x04</text:h>
      <text:h text:style-name="Heading3" text:outline-level="3">Purpose</text:h>
      <text:p text:style-name="Textbody">This packet is sent to the server whenever a chat messages is entered.</text:p>
      <text:h text:style-name="Heading3" text:outline-level="3">Size</text:h>
      <text:p text:style-name="Textbody">Variable.</text:p>
      <text:h text:style-name="Heading3" text:outline-level="3">Structure</text:h>
      <table:table table:style-name="Table888">
        <table:table-columns>
          <table:table-column table:style-name="TableColumn889"/>
          <table:table-column table:style-name="TableColumn890"/>
          <table:table-column table:style-name="TableColumn891"/>
          <table:table-column table:style-name="TableColumn892"/>
          <table:table-column table:style-name="TableColumn893"/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TableContents"/>
          </table:table-cell>
          <table:table-cell table:style-name="TableCell908">
            <text:p text:style-name="TableContents">0</text:p>
          </table:table-cell>
          <table:table-cell table:style-name="TableCell909">
            <text:p text:style-name="TableContents">1</text:p>
          </table:table-cell>
          <table:table-cell table:style-name="TableCell910">
            <text:p text:style-name="TableContents">2</text:p>
          </table:table-cell>
          <table:table-cell table:style-name="TableCell911">
            <text:p text:style-name="TableContents">3</text:p>
          </table:table-cell>
          <table:table-cell table:style-name="TableCell912">
            <text:p text:style-name="TableContents">4</text:p>
          </table:table-cell>
          <table:table-cell table:style-name="TableCell913">
            <text:p text:style-name="TableContents">5</text:p>
          </table:table-cell>
          <table:table-cell table:style-name="TableCell914">
            <text:p text:style-name="TableContents">6</text:p>
          </table:table-cell>
          <table:table-cell table:style-name="TableCell915">
            <text:p text:style-name="TableContents">7</text:p>
          </table:table-cell>
          <table:table-cell table:style-name="TableCell916">
            <text:p text:style-name="TableContents">8</text:p>
          </table:table-cell>
          <table:table-cell table:style-name="TableCell917">
            <text:p text:style-name="TableContents">9</text:p>
          </table:table-cell>
          <table:table-cell table:style-name="TableCell918">
            <text:p text:style-name="TableContents">A</text:p>
          </table:table-cell>
          <table:table-cell table:style-name="TableCell919">
            <text:p text:style-name="TableContents">B</text:p>
          </table:table-cell>
          <table:table-cell table:style-name="TableCell920">
            <text:p text:style-name="TableContents">C</text:p>
          </table:table-cell>
          <table:table-cell table:style-name="TableCell921">
            <text:p text:style-name="TableContents">D</text:p>
          </table:table-cell>
          <table:table-cell table:style-name="TableCell922">
            <text:p text:style-name="TableContents">E</text:p>
          </table:table-cell>
          <table:table-cell table:style-name="TableCell923">
            <text:p text:style-name="TableContents">F</text:p>
          </table:table-cell>
        </table:table-row>
        <table:table-row table:style-name="TableRow924">
          <table:table-cell table:style-name="TableCell925">
            <text:p text:style-name="TableContents">00</text:p>
          </table:table-cell>
          <table:table-cell table:style-name="TableCell926">
            <text:p text:style-name="TableContents">ID</text:p>
          </table:table-cell>
          <table:table-cell table:style-name="TableCell927">
            <text:p text:style-name="TableContents">Size</text:p>
          </table:table-cell>
          <table:table-cell table:style-name="TableCell928">
            <text:p text:style-name="TableContents">MS</text:p>
          </table:table-cell>
          <table:table-cell table:style-name="TableCell929" table:number-columns-spanned="13">
            <text:p text:style-name="TableContents">Mess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0">
          <table:table-cell table:style-name="TableCell931">
            <text:p text:style-name="TableContents">10</text:p>
          </table:table-cell>
          <table:table-cell table:style-name="TableCell932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3">
          <table:table-cell table:style-name="TableCell934">
            <text:p text:style-name="TableContents">20</text:p>
          </table:table-cell>
          <table:table-cell table:style-name="TableCell935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6">
          <table:table-cell table:style-name="TableCell937">
            <text:p text:style-name="TableContents">30</text:p>
          </table:table-cell>
          <table:table-cell table:style-name="TableCell938" table:number-columns-spanned="1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9">
          <table:table-cell table:style-name="TableCell940">
            <text:p text:style-name="TableContents">40</text:p>
          </table:table-cell>
          <table:table-cell table:style-name="TableCell941" table:number-columns-spanned="6">
            <text:p text:style-name="TableContents">Message (cont.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42" table:number-columns-spanned="10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MS: Message size in bytes.</text:p>
      <text:h text:style-name="Heading2" text:outline-level="2">Lobby Action – 0x05</text:h>
      <text:h text:style-name="Heading3" text:outline-level="3">Purpose</text:h>
      <text:p text:style-name="Textbody">This packet is sent when a lobby host starts or cancels a pre-game countdown</text:p>
      <text:h text:style-name="Heading3" text:outline-level="3">Size</text:h>
      <text:p text:style-name="Textbody">0x03</text:p>
      <text:h text:style-name="Heading3" text:outline-level="3">Structure</text:h>
      <table:table table:style-name="Table943">
        <table:table-columns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</table:table-columns>
        <table:table-row table:style-name="TableRow961">
          <table:table-cell table:style-name="TableCell962">
            <text:p text:style-name="TableContents"/>
          </table:table-cell>
          <table:table-cell table:style-name="TableCell963">
            <text:p text:style-name="TableContents">0</text:p>
          </table:table-cell>
          <table:table-cell table:style-name="TableCell964">
            <text:p text:style-name="TableContents">1</text:p>
          </table:table-cell>
          <table:table-cell table:style-name="TableCell965">
            <text:p text:style-name="TableContents">2</text:p>
          </table:table-cell>
          <table:table-cell table:style-name="TableCell966">
            <text:p text:style-name="TableContents">3</text:p>
          </table:table-cell>
          <table:table-cell table:style-name="TableCell967">
            <text:p text:style-name="TableContents">4</text:p>
          </table:table-cell>
          <table:table-cell table:style-name="TableCell968">
            <text:p text:style-name="TableContents">5</text:p>
          </table:table-cell>
          <table:table-cell table:style-name="TableCell969">
            <text:p text:style-name="TableContents">6</text:p>
          </table:table-cell>
          <table:table-cell table:style-name="TableCell970">
            <text:p text:style-name="TableContents">7</text:p>
          </table:table-cell>
          <table:table-cell table:style-name="TableCell971">
            <text:p text:style-name="TableContents">8</text:p>
          </table:table-cell>
          <table:table-cell table:style-name="TableCell972">
            <text:p text:style-name="TableContents">9</text:p>
          </table:table-cell>
          <table:table-cell table:style-name="TableCell973">
            <text:p text:style-name="TableContents">A</text:p>
          </table:table-cell>
          <table:table-cell table:style-name="TableCell974">
            <text:p text:style-name="TableContents">B</text:p>
          </table:table-cell>
          <table:table-cell table:style-name="TableCell975">
            <text:p text:style-name="TableContents">C</text:p>
          </table:table-cell>
          <table:table-cell table:style-name="TableCell976">
            <text:p text:style-name="TableContents">D</text:p>
          </table:table-cell>
          <table:table-cell table:style-name="TableCell977">
            <text:p text:style-name="TableContents">E</text:p>
          </table:table-cell>
          <table:table-cell table:style-name="TableCell978">
            <text:p text:style-name="TableContents">F</text:p>
          </table:table-cell>
        </table:table-row>
        <table:table-row table:style-name="TableRow979">
          <table:table-cell table:style-name="TableCell980">
            <text:p text:style-name="TableContents">00</text:p>
          </table:table-cell>
          <table:table-cell table:style-name="TableCell981">
            <text:p text:style-name="TableContents">ID</text:p>
          </table:table-cell>
          <table:table-cell table:style-name="TableCell982">
            <text:p text:style-name="TableContents">Size</text:p>
          </table:table-cell>
          <table:table-cell table:style-name="TableCell983">
            <text:p text:style-name="TableContents">Ac</text:p>
          </table:table-cell>
          <table:table-cell table:style-name="TableCell984" table:number-columns-spanned="13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Ac: Action: 0x01 to start, 0x02 to cancel.</text:p>
      <text:h text:style-name="Heading2" text:outline-level="2">Turn End – 0x13</text:h>
      <text:h text:style-name="Heading3" text:outline-level="3">Purpose</text:h>
      <text:p text:style-name="Textbody">This packet is used to notify the server that the currently active player has ended their turn.</text:p>
      <text:h text:style-name="Heading3" text:outline-level="3">Size</text:h>
      <text:p text:style-name="Textbody">0x02</text:p>
      <text:h text:style-name="Heading3" text:outline-level="3">Structure</text:h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  <table:table-column table:style-name="TableColumn992"/>
          <table:table-column table:style-name="TableColumn993"/>
          <table:table-column table:style-name="TableColumn994"/>
          <table:table-column table:style-name="TableColumn995"/>
          <table:table-column table:style-name="TableColumn996"/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>
            <text:p text:style-name="TableContents"/>
          </table:table-cell>
          <table:table-cell table:style-name="TableCell1005">
            <text:p text:style-name="TableContents">0</text:p>
          </table:table-cell>
          <table:table-cell table:style-name="TableCell1006">
            <text:p text:style-name="TableContents">1</text:p>
          </table:table-cell>
          <table:table-cell table:style-name="TableCell1007">
            <text:p text:style-name="TableContents">2</text:p>
          </table:table-cell>
          <table:table-cell table:style-name="TableCell1008">
            <text:p text:style-name="TableContents">3</text:p>
          </table:table-cell>
          <table:table-cell table:style-name="TableCell1009">
            <text:p text:style-name="TableContents">4</text:p>
          </table:table-cell>
          <table:table-cell table:style-name="TableCell1010">
            <text:p text:style-name="TableContents">5</text:p>
          </table:table-cell>
          <table:table-cell table:style-name="TableCell1011">
            <text:p text:style-name="TableContents">6</text:p>
          </table:table-cell>
          <table:table-cell table:style-name="TableCell1012">
            <text:p text:style-name="TableContents">7</text:p>
          </table:table-cell>
          <table:table-cell table:style-name="TableCell1013">
            <text:p text:style-name="TableContents">8</text:p>
          </table:table-cell>
          <table:table-cell table:style-name="TableCell1014">
            <text:p text:style-name="TableContents">9</text:p>
          </table:table-cell>
          <table:table-cell table:style-name="TableCell1015">
            <text:p text:style-name="TableContents">A</text:p>
          </table:table-cell>
          <table:table-cell table:style-name="TableCell1016">
            <text:p text:style-name="TableContents">B</text:p>
          </table:table-cell>
          <table:table-cell table:style-name="TableCell1017">
            <text:p text:style-name="TableContents">C</text:p>
          </table:table-cell>
          <table:table-cell table:style-name="TableCell1018">
            <text:p text:style-name="TableContents">D</text:p>
          </table:table-cell>
          <table:table-cell table:style-name="TableCell1019">
            <text:p text:style-name="TableContents">E</text:p>
          </table:table-cell>
          <table:table-cell table:style-name="TableCell1020">
            <text:p text:style-name="TableContents">F</text:p>
          </table:table-cell>
        </table:table-row>
        <table:table-row table:style-name="TableRow1021">
          <table:table-cell table:style-name="TableCell1022">
            <text:p text:style-name="TableContents">00</text:p>
          </table:table-cell>
          <table:table-cell table:style-name="TableCell1023">
            <text:p text:style-name="TableContents">ID</text:p>
          </table:table-cell>
          <table:table-cell table:style-name="TableCell1024">
            <text:p text:style-name="TableContents">Size</text:p>
          </table:table-cell>
          <table:table-cell table:style-name="TableCell1025" table:number-columns-spanned="14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h text:style-name="Heading2" text:outline-level="2">Action – 0x15</text:h>
      <text:h text:style-name="Heading3" text:outline-level="3">Purpose</text:h>
      <text:p text:style-name="Textbody">This packet is sent whenever a player attempts an action with a unit or factory.</text:p>
      <text:h text:style-name="Heading3" text:outline-level="3">Size</text:h>
      <text:p text:style-name="Textbody">0x09.</text:p>
      <text:h text:style-name="Heading3" text:outline-level="3">Structure</text:h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</table:table-columns>
        <table:table-row table:style-name="TableRow1044">
          <table:table-cell table:style-name="TableCell1045">
            <text:p text:style-name="TableContents"/>
          </table:table-cell>
          <table:table-cell table:style-name="TableCell1046">
            <text:p text:style-name="TableContents">0</text:p>
          </table:table-cell>
          <table:table-cell table:style-name="TableCell1047">
            <text:p text:style-name="TableContents">1</text:p>
          </table:table-cell>
          <table:table-cell table:style-name="TableCell1048">
            <text:p text:style-name="TableContents">2</text:p>
          </table:table-cell>
          <table:table-cell table:style-name="TableCell1049">
            <text:p text:style-name="TableContents">3</text:p>
          </table:table-cell>
          <table:table-cell table:style-name="TableCell1050">
            <text:p text:style-name="TableContents">4</text:p>
          </table:table-cell>
          <table:table-cell table:style-name="TableCell1051">
            <text:p text:style-name="TableContents">5</text:p>
          </table:table-cell>
          <table:table-cell table:style-name="TableCell1052">
            <text:p text:style-name="TableContents">6</text:p>
          </table:table-cell>
          <table:table-cell table:style-name="TableCell1053">
            <text:p text:style-name="TableContents">7</text:p>
          </table:table-cell>
          <table:table-cell table:style-name="TableCell1054">
            <text:p text:style-name="TableContents">8</text:p>
          </table:table-cell>
          <table:table-cell table:style-name="TableCell1055">
            <text:p text:style-name="TableContents">9</text:p>
          </table:table-cell>
          <table:table-cell table:style-name="TableCell1056">
            <text:p text:style-name="TableContents">A</text:p>
          </table:table-cell>
          <table:table-cell table:style-name="TableCell1057">
            <text:p text:style-name="TableContents">B</text:p>
          </table:table-cell>
          <table:table-cell table:style-name="TableCell1058">
            <text:p text:style-name="TableContents">C</text:p>
          </table:table-cell>
          <table:table-cell table:style-name="TableCell1059">
            <text:p text:style-name="TableContents">D</text:p>
          </table:table-cell>
          <table:table-cell table:style-name="TableCell1060">
            <text:p text:style-name="TableContents">E</text:p>
          </table:table-cell>
          <table:table-cell table:style-name="TableCell1061">
            <text:p text:style-name="TableContents">F</text:p>
          </table:table-cell>
        </table:table-row>
        <table:table-row table:style-name="TableRow1062">
          <table:table-cell table:style-name="TableCell1063">
            <text:p text:style-name="TableContents">00</text:p>
          </table:table-cell>
          <table:table-cell table:style-name="TableCell1064">
            <text:p text:style-name="TableContents">ID</text:p>
          </table:table-cell>
          <table:table-cell table:style-name="TableCell1065">
            <text:p text:style-name="TableContents">Size</text:p>
          </table:table-cell>
          <table:table-cell table:style-name="TableCell1066" table:number-columns-spanned="2">
            <text:p text:style-name="TableContents">UID</text:p>
          </table:table-cell>
          <table:covered-table-cell/>
          <table:table-cell table:style-name="TableCell1067">
            <text:p text:style-name="TableContents">XP</text:p>
          </table:table-cell>
          <table:table-cell table:style-name="TableCell1068">
            <text:p text:style-name="TableContents">YP</text:p>
          </table:table-cell>
          <table:table-cell table:style-name="TableCell1069">
            <text:p text:style-name="TableContents">Ac</text:p>
          </table:table-cell>
          <table:table-cell table:style-name="TableCell1070" table:number-columns-spanned="2">
            <text:p text:style-name="Standard">TUID</text:p>
          </table:table-cell>
          <table:covered-table-cell/>
          <table:table-cell table:style-name="TableCell1071" table:number-columns-spanned="7">
            <text:p text:style-name="Table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body"/>
      <text:p text:style-name="Textbody">UID: Unit ID initiating action.</text:p>
      <text:p text:style-name="Textbody">XP: X Position of unit ID initiating action (position after moving)</text:p>
      <text:p text:style-name="Textbody">YP: Y Position of unit ID initiating action (position after moving)</text:p>
      <text:p text:style-name="Textbody">Ac: Action taken.</text:p>
      <text:p text:style-name="Textbody">TUID: Target Unit ID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yler</dc:creator>
    <meta:creation-date>2014-02-22T19:23:00Z</meta:creation-date>
    <dc:date>2014-03-31T22:53:00Z</dc:date>
    <meta:template xlink:href="Normal.dotm" xlink:type="simple"/>
    <meta:editing-cycles>11</meta:editing-cycles>
    <meta:editing-duration>PT783780S</meta:editing-duration>
    <meta:document-statistic meta:page-count="1" meta:paragraph-count="15" meta:word-count="1189" meta:character-count="7955" meta:row-count="56" meta:non-whitespace-character-count="6781"/>
  </office:meta>
</office:document-meta>
</file>